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language="en" fo:country="US" fo:font-weight="bold" officeooo:rsid="002b969b" officeooo:paragraph-rsid="002b969b" style:font-size-asian="14pt" style:font-weight-asian="bold" style:font-name-complex="Times New Roman" style:font-size-complex="14pt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  <style:text-properties style:font-name="Times New Roman"/>
    </style:style>
    <style:style style:name="P5" style:family="paragraph">
      <style:paragraph-properties fo:margin-top="0cm" fo:margin-bottom="0cm" fo:line-height="100%" fo:text-align="end" style:writing-mode="lr-tb"/>
      <style:text-properties style:font-name="Times New Roman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Times New Roman"/>
    </style:style>
    <style:style style:name="P7" style:family="paragraph">
      <loext:graphic-properties draw:fill="solid" draw:fill-color="#ffffff"/>
      <style:paragraph-properties fo:margin-top="0cm" fo:margin-bottom="0.353cm" fo:line-height="115%" fo:text-align="center" style:writing-mode="lr-tb"/>
      <style:text-properties style:font-name="Times New Roman"/>
    </style:style>
    <style:style style:name="P8" style:family="paragraph">
      <style:paragraph-properties fo:margin-top="0cm" fo:margin-bottom="0cm" fo:line-height="100%" fo:text-align="center" style:writing-mode="lr-tb"/>
    </style:style>
    <style:style style:name="P9" style:family="paragraph">
      <style:paragraph-properties fo:margin-top="0cm" fo:margin-bottom="0cm" fo:line-height="100%" fo:text-align="end" style:writing-mode="lr-tb"/>
    </style:style>
    <style:style style:name="P10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top="0cm" fo:margin-bottom="0.353cm" fo:line-height="115%" fo:text-align="center" style:writing-mode="lr-tb"/>
    </style:style>
    <style:style style:name="P13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T1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2" style:family="text">
      <style:text-properties style:use-window-font-color="true" loext:opacity="0%" style:font-name="Times New Roman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6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3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47cm" fo:min-width="0.004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01</text:p>
      <text:p text:style-name="P1"><draw:g text:anchor-type="char" draw:z-index="0" draw:name="Фигура2" draw:style-name="gr1"><draw:custom-shape draw:style-name="gr2" draw:text-style-name="P3" svg:width="1.253cm" svg:height="1.295cm" draw:transform="rotate (1.5707963267949) translate (1.29822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.323cm" svg:y="1.654cm"><draw:text-box><text:p text:style-name="P4"><text:span text:style-name="T1">TVS60-92</text:span></text:p><text:p text:style-name="P5"><text:span text:style-name="T2">AR60-92</text:span></text:p></draw:text-box></draw:frame><draw:custom-shape draw:style-name="gr4" draw:text-style-name="P3" svg:width="1.253cm" svg:height="1.292cm" draw:transform="rotate (1.5707963267949) translate (2.711097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2.736cm" svg:y="1.654cm"><draw:text-box><text:p text:style-name="P4"><text:span text:style-name="T1">TVS60-94</text:span></text:p><text:p text:style-name="P5"><text:span text:style-name="T2">AR60-94</text:span></text:p></draw:text-box></draw:frame><draw:custom-shape draw:style-name="gr4" draw:text-style-name="P3" svg:width="1.253cm" svg:height="1.292cm" draw:transform="rotate (1.5707963267949) translate (4.12044444444445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4.145cm" svg:y="1.654cm"><draw:text-box><text:p text:style-name="P4"><text:span text:style-name="T1">TVS60-96</text:span></text:p><text:p text:style-name="P5"><text:span text:style-name="T2">AR60-96</text:span></text:p></draw:text-box></draw:frame><draw:custom-shape draw:style-name="gr2" draw:text-style-name="P3" svg:width="1.253cm" svg:height="1.295cm" draw:transform="rotate (1.5707963267949) translate (5.52979166666667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5.56cm" svg:y="1.654cm"><draw:text-box><text:p text:style-name="P4"><text:span text:style-name="T1">TVS60-98</text:span></text:p><text:p text:style-name="P5"><text:span text:style-name="T2">AR60-98</text:span></text:p></draw:text-box></draw:frame><draw:custom-shape draw:style-name="gr4" draw:text-style-name="P3" svg:width="1.253cm" svg:height="1.292cm" draw:transform="rotate (1.5707963267949) translate (6.9444305555555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6.969cm" svg:y="1.654cm"><draw:text-box><text:p text:style-name="P4"><text:span text:style-name="T1">TVS60-100</text:span></text:p><text:p text:style-name="P5"><text:span text:style-name="T2">AR60-100</text:span></text:p></draw:text-box></draw:frame><draw:custom-shape draw:style-name="gr4" draw:text-style-name="P3" svg:width="1.253cm" svg:height="1.292cm" draw:transform="rotate (1.5707963267949) translate (8.35377777777778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8.378cm" svg:y="1.654cm"><draw:text-box><text:p text:style-name="P4"><text:span text:style-name="T1">TVS60-102</text:span></text:p><text:p text:style-name="P5"><text:span text:style-name="T2">AR60-102</text:span></text:p></draw:text-box></draw:frame><draw:custom-shape draw:style-name="gr2" draw:text-style-name="P3" svg:width="1.253cm" svg:height="1.295cm" draw:transform="rotate (1.5707963267949) translate (9.76488888888889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9cm" svg:height="0.586cm" svg:x="9.793cm" svg:y="1.654cm"><draw:text-box><text:p text:style-name="P4"><text:span text:style-name="T1">TVS60-104</text:span></text:p><text:p text:style-name="P5"><text:span text:style-name="T2">AR60-104</text:span></text:p></draw:text-box></draw:frame><draw:custom-shape draw:style-name="gr4" draw:text-style-name="P3" svg:width="1.253cm" svg:height="1.292cm" draw:transform="rotate (1.5707963267949) translate (11.17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1.202cm" svg:y="1.654cm"><draw:text-box><text:p text:style-name="P4"><text:span text:style-name="T1">TVS60-106</text:span></text:p><text:p text:style-name="P5"><text:span text:style-name="T2">AR60-106</text:span></text:p></draw:text-box></draw:frame><draw:custom-shape draw:style-name="gr4" draw:text-style-name="P3" svg:width="1.253cm" svg:height="1.292cm" draw:transform="rotate (1.5707963267949) translate (12.63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2.659cm" svg:y="1.654cm"><draw:text-box><text:p text:style-name="P4"><text:span text:style-name="T1">TVS60-108</text:span></text:p><text:p text:style-name="P5"><text:span text:style-name="T2">AR60-108</text:span></text:p></draw:text-box></draw:frame><draw:custom-shape draw:style-name="gr4" draw:text-style-name="P3" svg:width="1.253cm" svg:height="1.292cm" draw:transform="rotate (1.5707963267949) translate (15.031861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5.06cm" svg:y="1.654cm"><draw:text-box><text:p text:style-name="P4"><text:span text:style-name="T1">TVS60-110</text:span></text:p><text:p text:style-name="P5"><text:span text:style-name="T2">AR60-110</text:span></text:p></draw:text-box></draw:frame><draw:custom-shape draw:style-name="gr4" draw:text-style-name="P3" svg:width="1.253cm" svg:height="1.292cm" draw:transform="rotate (1.5707963267949) translate (16.44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6.471cm" svg:y="1.654cm"><draw:text-box><text:p text:style-name="P4"><text:span text:style-name="T1">TVS60-112</text:span></text:p><text:p text:style-name="P5"><text:span text:style-name="T2">AR60-112</text:span></text:p></draw:text-box></draw:frame><draw:custom-shape draw:style-name="gr2" draw:text-style-name="P3" svg:width="1.253cm" svg:height="1.295cm" draw:transform="rotate (1.5707963267949) translate (17.8540833333333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7.88cm" svg:y="1.654cm"><draw:text-box><text:p text:style-name="P4"><text:span text:style-name="T1">TVS60-114</text:span></text:p><text:p text:style-name="P5"><text:span text:style-name="T2">AR60-114</text:span></text:p></draw:text-box></draw:frame><draw:custom-shape draw:style-name="gr4" draw:text-style-name="P3" svg:width="1.253cm" svg:height="1.292cm" draw:transform="rotate (1.5707963267949) translate (19.2687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9.293cm" svg:y="1.654cm"><draw:text-box><text:p text:style-name="P4"><text:span text:style-name="T1">TVS60-116</text:span></text:p><text:p text:style-name="P5"><text:span text:style-name="T2">AR60-116</text:span></text:p></draw:text-box></draw:frame><draw:custom-shape draw:style-name="gr4" draw:text-style-name="P3" svg:width="1.253cm" svg:height="1.292cm" draw:transform="rotate (1.5707963267949) translate (20.6780694444444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20.703cm" svg:y="1.654cm"><draw:text-box><text:p text:style-name="P4"><text:span text:style-name="T1">TVS60-118</text:span></text:p><text:p text:style-name="P5"><text:span text:style-name="T2">AR60-118</text:span></text:p></draw:text-box></draw:frame><draw:custom-shape draw:style-name="gr4" draw:text-style-name="P3" svg:width="1.253cm" svg:height="1.292cm" draw:transform="rotate (1.5707963267949) translate (0.590902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0.617cm" svg:y="2.674cm"><draw:text-box><text:p text:style-name="P4"><text:span text:style-name="T1">TVS61-91</text:span></text:p><text:p text:style-name="P5"><text:span text:style-name="T2">AR61-91</text:span></text:p></draw:text-box></draw:frame><draw:custom-shape draw:style-name="gr2" draw:text-style-name="P3" svg:width="1.253cm" svg:height="1.295cm" draw:transform="rotate (1.5707963267949) translate (2.00377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2.03cm" svg:y="2.674cm"><draw:text-box><text:p text:style-name="P4"><text:span text:style-name="T1">TVS61-93</text:span></text:p><text:p text:style-name="P5"><text:span text:style-name="T2">AR61-93</text:span></text:p></draw:text-box></draw:frame><draw:custom-shape draw:style-name="gr4" draw:text-style-name="P3" svg:width="1.253cm" svg:height="1.292cm" draw:transform="rotate (1.5707963267949) translate (3.4148888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3.439cm" svg:y="2.674cm"><draw:text-box><text:p text:style-name="P4"><text:span text:style-name="T1">TVS61-95</text:span></text:p><text:p text:style-name="P5"><text:span text:style-name="T2">AR61-95</text:span></text:p></draw:text-box></draw:frame><draw:custom-shape draw:style-name="gr4" draw:text-style-name="P3" svg:width="1.253cm" svg:height="1.292cm" draw:transform="rotate (1.5707963267949) translate (4.82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4.852cm" svg:y="2.674cm"><draw:text-box><text:p text:style-name="P4"><text:span text:style-name="T1">TVS61-97</text:span></text:p><text:p text:style-name="P5"><text:span text:style-name="T2">AR61-97</text:span></text:p></draw:text-box></draw:frame><draw:custom-shape draw:style-name="gr2" draw:text-style-name="P3" svg:width="1.253cm" svg:height="1.295cm" draw:transform="rotate (1.5707963267949) translate (6.23534722222222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6.263cm" svg:y="2.674cm"><draw:text-box><text:p text:style-name="P4"><text:span text:style-name="T1">TVS61-99</text:span></text:p><text:p text:style-name="P5"><text:span text:style-name="T2">AR61-99</text:span></text:p></draw:text-box></draw:frame><draw:custom-shape draw:style-name="gr4" draw:text-style-name="P3" svg:width="1.253cm" svg:height="1.292cm" draw:transform="rotate (1.5707963267949) translate (7.6499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7.675cm" svg:y="2.674cm"><draw:text-box><text:p text:style-name="P4"><text:span text:style-name="T1">TVS61-101</text:span></text:p><text:p text:style-name="P5"><text:span text:style-name="T2">AR61-101</text:span></text:p></draw:text-box></draw:frame><draw:custom-shape draw:style-name="gr4" draw:text-style-name="P3" svg:width="1.253cm" svg:height="1.292cm" draw:transform="rotate (1.5707963267949) translate (9.05933333333334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9.084cm" svg:y="2.674cm"><draw:text-box><text:p text:style-name="P4"><text:span text:style-name="T1">TVS61-103</text:span></text:p><text:p text:style-name="P5"><text:span text:style-name="T2">AR61-103</text:span></text:p></draw:text-box></draw:frame><draw:custom-shape draw:style-name="gr4" draw:text-style-name="P3" svg:width="1.253cm" svg:height="1.292cm" draw:transform="rotate (1.5707963267949) translate (10.472208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0.499cm" svg:y="2.674cm"><draw:text-box><text:p text:style-name="P4"><text:span text:style-name="T1">TVS61-105</text:span></text:p><text:p text:style-name="P5"><text:span text:style-name="T2">AR61-105</text:span></text:p></draw:text-box></draw:frame><draw:custom-shape draw:style-name="gr4" draw:text-style-name="P3" svg:width="1.253cm" svg:height="1.292cm" draw:transform="rotate (1.5707963267949) translate (11.92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1.954cm" svg:y="2.674cm"><draw:text-box><text:p text:style-name="P4"><text:span text:style-name="T1">TVS61-107</text:span></text:p><text:p text:style-name="P5"><text:span text:style-name="T2">AR61-107</text:span></text:p></draw:text-box></draw:frame><draw:custom-shape draw:style-name="gr4" draw:text-style-name="P3" svg:width="1.253cm" svg:height="1.292cm" draw:transform="rotate (1.5707963267949) translate (14.329833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4.356cm" svg:y="2.674cm"><draw:text-box><text:p text:style-name="P4"><text:span text:style-name="T1">TVS61-109</text:span></text:p><text:p text:style-name="P5"><text:span text:style-name="T2">AR61-109</text:span></text:p></draw:text-box></draw:frame><draw:custom-shape draw:style-name="gr4" draw:text-style-name="P3" svg:width="1.253cm" svg:height="1.292cm" draw:transform="rotate (1.5707963267949) translate (15.73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5.766cm" svg:y="2.674cm"><draw:text-box><text:p text:style-name="P4"><text:span text:style-name="T1">TVS61-111</text:span></text:p><text:p text:style-name="P5"><text:span text:style-name="T2">AR61-111</text:span></text:p></draw:text-box></draw:frame><draw:custom-shape draw:style-name="gr4" draw:text-style-name="P3" svg:width="1.253cm" svg:height="1.292cm" draw:transform="rotate (1.5707963267949) translate (17.146763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7.175cm" svg:y="2.674cm"><draw:text-box><text:p text:style-name="P4"><text:span text:style-name="T1">TVS61-113</text:span></text:p><text:p text:style-name="P5"><text:span text:style-name="T2">AR61-113</text:span></text:p></draw:text-box></draw:frame><draw:custom-shape draw:style-name="gr2" draw:text-style-name="P3" svg:width="1.253cm" svg:height="1.295cm" draw:transform="rotate (1.5707963267949) translate (18.561402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8.588cm" svg:y="2.674cm"><draw:text-box><text:p text:style-name="P4"><text:span text:style-name="T1">TVS61-115</text:span></text:p><text:p text:style-name="P5"><text:span text:style-name="T2">AR61-115</text:span></text:p></draw:text-box></draw:frame><draw:custom-shape draw:style-name="gr4" draw:text-style-name="P3" svg:width="1.253cm" svg:height="1.292cm" draw:transform="rotate (1.5707963267949) translate (19.97075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9.997cm" svg:y="2.674cm"><draw:text-box><text:p text:style-name="P4"><text:span text:style-name="T1">TVS61-117</text:span></text:p><text:p text:style-name="P5"><text:span text:style-name="T2">AR61-117</text:span></text:p></draw:text-box></draw:frame><draw:custom-shape draw:style-name="gr2" draw:text-style-name="P3" svg:width="1.253cm" svg:height="1.295cm" draw:transform="rotate (1.5707963267949) translate (21.381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21.41cm" svg:y="2.674cm"><draw:text-box><text:p text:style-name="P4"><text:span text:style-name="T1">TVS61-119</text:span></text:p><text:p text:style-name="P5"><text:span text:style-name="T2">AR61-119</text:span></text:p></draw:text-box></draw:frame><draw:custom-shape draw:style-name="gr2" draw:text-style-name="P3" svg:width="1.253cm" svg:height="1.295cm" draw:transform="rotate (1.5707963267949) translate (1.29822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.323cm" svg:y="3.692cm"><draw:text-box><text:p text:style-name="P4"><text:span text:style-name="T1">TVS62-92</text:span></text:p><text:p text:style-name="P5"><text:span text:style-name="T2">AR62-92</text:span></text:p></draw:text-box></draw:frame><draw:custom-shape draw:style-name="gr4" draw:text-style-name="P3" svg:width="1.253cm" svg:height="1.292cm" draw:transform="rotate (1.5707963267949) translate (2.711097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2.736cm" svg:y="3.692cm"><draw:text-box><text:p text:style-name="P4"><text:span text:style-name="T1">TVS62-94</text:span></text:p><text:p text:style-name="P5"><text:span text:style-name="T2">AR62-94</text:span></text:p></draw:text-box></draw:frame><draw:custom-shape draw:style-name="gr4" draw:text-style-name="P3" svg:width="1.253cm" svg:height="1.292cm" draw:transform="rotate (1.5707963267949) translate (4.12044444444445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4.145cm" svg:y="3.692cm"><draw:text-box><text:p text:style-name="P4"><text:span text:style-name="T1">TVS62-96</text:span></text:p><text:p text:style-name="P5"><text:span text:style-name="T2">AR62-96</text:span></text:p></draw:text-box></draw:frame><draw:custom-shape draw:style-name="gr2" draw:text-style-name="P3" svg:width="1.253cm" svg:height="1.295cm" draw:transform="rotate (1.5707963267949) translate (5.52979166666667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5.56cm" svg:y="3.692cm"><draw:text-box><text:p text:style-name="P4"><text:span text:style-name="T1">TVS62-98</text:span></text:p><text:p text:style-name="P5"><text:span text:style-name="T2">AR62-98</text:span></text:p></draw:text-box></draw:frame><draw:custom-shape draw:style-name="gr4" draw:text-style-name="P3" svg:width="1.253cm" svg:height="1.292cm" draw:transform="rotate (1.5707963267949) translate (6.9444305555555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6.969cm" svg:y="3.692cm"><draw:text-box><text:p text:style-name="P4"><text:span text:style-name="T1">TVS62-100</text:span></text:p><text:p text:style-name="P5"><text:span text:style-name="T2">AR62-100</text:span></text:p></draw:text-box></draw:frame><draw:custom-shape draw:style-name="gr4" draw:text-style-name="P3" svg:width="1.253cm" svg:height="1.292cm" draw:transform="rotate (1.5707963267949) translate (8.35377777777778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8.378cm" svg:y="3.692cm"><draw:text-box><text:p text:style-name="P4"><text:span text:style-name="T1">TVS62-102</text:span></text:p><text:p text:style-name="P5"><text:span text:style-name="T2">AR62-102</text:span></text:p></draw:text-box></draw:frame><draw:custom-shape draw:style-name="gr2" draw:text-style-name="P3" svg:width="1.253cm" svg:height="1.295cm" draw:transform="rotate (1.5707963267949) translate (9.76488888888889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9cm" svg:height="0.586cm" svg:x="9.793cm" svg:y="3.692cm"><draw:text-box><text:p text:style-name="P4"><text:span text:style-name="T1">TVS62-104</text:span></text:p><text:p text:style-name="P5"><text:span text:style-name="T2">AR62-104</text:span></text:p></draw:text-box></draw:frame><draw:custom-shape draw:style-name="gr4" draw:text-style-name="P3" svg:width="1.253cm" svg:height="1.292cm" draw:transform="rotate (1.5707963267949) translate (11.17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1.202cm" svg:y="3.692cm"><draw:text-box><text:p text:style-name="P4"><text:span text:style-name="T1">TVS62-106</text:span></text:p><text:p text:style-name="P5"><text:span text:style-name="T2">AR62-106</text:span></text:p></draw:text-box></draw:frame><draw:custom-shape draw:style-name="gr4" draw:text-style-name="P3" svg:width="1.253cm" svg:height="1.292cm" draw:transform="rotate (1.5707963267949) translate (12.63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2.659cm" svg:y="3.692cm"><draw:text-box><text:p text:style-name="P4"><text:span text:style-name="T1">TVS62-108</text:span></text:p><text:p text:style-name="P5"><text:span text:style-name="T2">AR62-108</text:span></text:p></draw:text-box></draw:frame><draw:custom-shape draw:style-name="gr4" draw:text-style-name="P3" svg:width="1.253cm" svg:height="1.292cm" draw:transform="rotate (1.5707963267949) translate (15.031861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5.06cm" svg:y="3.692cm"><draw:text-box><text:p text:style-name="P4"><text:span text:style-name="T1">TVS62-110</text:span></text:p><text:p text:style-name="P5"><text:span text:style-name="T2">AR62-110</text:span></text:p></draw:text-box></draw:frame><draw:custom-shape draw:style-name="gr4" draw:text-style-name="P3" svg:width="1.253cm" svg:height="1.292cm" draw:transform="rotate (1.5707963267949) translate (16.44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6.471cm" svg:y="3.692cm"><draw:text-box><text:p text:style-name="P4"><text:span text:style-name="T1">TVS62-112</text:span></text:p><text:p text:style-name="P5"><text:span text:style-name="T2">AR62-112</text:span></text:p></draw:text-box></draw:frame><draw:custom-shape draw:style-name="gr2" draw:text-style-name="P3" svg:width="1.253cm" svg:height="1.295cm" draw:transform="rotate (1.5707963267949) translate (17.8540833333333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7.88cm" svg:y="3.692cm"><draw:text-box><text:p text:style-name="P4"><text:span text:style-name="T1">TVS62-114</text:span></text:p><text:p text:style-name="P5"><text:span text:style-name="T2">AR62-114</text:span></text:p></draw:text-box></draw:frame><draw:custom-shape draw:style-name="gr4" draw:text-style-name="P3" svg:width="1.253cm" svg:height="1.292cm" draw:transform="rotate (1.5707963267949) translate (19.2687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19.293cm" svg:y="3.692cm"><draw:text-box><text:p text:style-name="P4"><text:span text:style-name="T1">TVS62-116</text:span></text:p><text:p text:style-name="P5"><text:span text:style-name="T2">AR62-116</text:span></text:p></draw:text-box></draw:frame><draw:custom-shape draw:style-name="gr4" draw:text-style-name="P3" svg:width="1.253cm" svg:height="1.292cm" draw:transform="rotate (1.5707963267949) translate (20.6780694444444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6cm" svg:x="20.703cm" svg:y="3.692cm"><draw:text-box><text:p text:style-name="P4"><text:span text:style-name="T1">TVS62-118</text:span></text:p><text:p text:style-name="P5"><text:span text:style-name="T2">AR62-118</text:span></text:p></draw:text-box></draw:frame><draw:custom-shape draw:style-name="gr4" draw:text-style-name="P3" svg:width="1.253cm" svg:height="1.292cm" draw:transform="rotate (1.5707963267949) translate (0.590902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0.617cm" svg:y="4.706cm"><draw:text-box><text:p text:style-name="P4"><text:span text:style-name="T1">TVS63-91</text:span></text:p><text:p text:style-name="P5"><text:span text:style-name="T2">AR63-91</text:span></text:p></draw:text-box></draw:frame><draw:custom-shape draw:style-name="gr2" draw:text-style-name="P3" svg:width="1.253cm" svg:height="1.295cm" draw:transform="rotate (1.5707963267949) translate (2.00377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2.03cm" svg:y="4.706cm"><draw:text-box><text:p text:style-name="P4"><text:span text:style-name="T1">TVS63-93</text:span></text:p><text:p text:style-name="P5"><text:span text:style-name="T2">AR63-93</text:span></text:p></draw:text-box></draw:frame><draw:custom-shape draw:style-name="gr4" draw:text-style-name="P3" svg:width="1.253cm" svg:height="1.292cm" draw:transform="rotate (1.5707963267949) translate (3.4148888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3.439cm" svg:y="4.706cm"><draw:text-box><text:p text:style-name="P4"><text:span text:style-name="T1">TVS63-95</text:span></text:p><text:p text:style-name="P5"><text:span text:style-name="T2">AR63-95</text:span></text:p></draw:text-box></draw:frame><draw:custom-shape draw:style-name="gr4" draw:text-style-name="P3" svg:width="1.253cm" svg:height="1.292cm" draw:transform="rotate (1.5707963267949) translate (4.82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4.852cm" svg:y="4.706cm"><draw:text-box><text:p text:style-name="P4"><text:span text:style-name="T1">TVS63-97</text:span></text:p><text:p text:style-name="P5"><text:span text:style-name="T2">AR63-97</text:span></text:p></draw:text-box></draw:frame><draw:custom-shape draw:style-name="gr2" draw:text-style-name="P3" svg:width="1.253cm" svg:height="1.295cm" draw:transform="rotate (1.5707963267949) translate (6.23534722222222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6.263cm" svg:y="4.706cm"><draw:text-box><text:p text:style-name="P4"><text:span text:style-name="T1">TVS63-99</text:span></text:p><text:p text:style-name="P5"><text:span text:style-name="T2">AR63-99</text:span></text:p></draw:text-box></draw:frame><draw:custom-shape draw:style-name="gr4" draw:text-style-name="P3" svg:width="1.253cm" svg:height="1.292cm" draw:transform="rotate (1.5707963267949) translate (7.6499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7.675cm" svg:y="4.706cm"><draw:text-box><text:p text:style-name="P4"><text:span text:style-name="T1">TVS63-101</text:span></text:p><text:p text:style-name="P5"><text:span text:style-name="T2">AR63-101</text:span></text:p></draw:text-box></draw:frame><draw:custom-shape draw:style-name="gr4" draw:text-style-name="P3" svg:width="1.253cm" svg:height="1.292cm" draw:transform="rotate (1.5707963267949) translate (9.05933333333334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9.084cm" svg:y="4.706cm"><draw:text-box><text:p text:style-name="P4"><text:span text:style-name="T1">TVS63-103</text:span></text:p><text:p text:style-name="P5"><text:span text:style-name="T2">AR63-103</text:span></text:p></draw:text-box></draw:frame><draw:custom-shape draw:style-name="gr4" draw:text-style-name="P3" svg:width="1.253cm" svg:height="1.292cm" draw:transform="rotate (1.5707963267949) translate (10.472208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0.499cm" svg:y="4.706cm"><draw:text-box><text:p text:style-name="P4"><text:span text:style-name="T1">TVS63-105</text:span></text:p><text:p text:style-name="P5"><text:span text:style-name="T2">AR63-105</text:span></text:p></draw:text-box></draw:frame><draw:custom-shape draw:style-name="gr4" draw:text-style-name="P3" svg:width="1.253cm" svg:height="1.292cm" draw:transform="rotate (1.5707963267949) translate (11.92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1.954cm" svg:y="4.706cm"><draw:text-box><text:p text:style-name="P4"><text:span text:style-name="T1">TVS63-107</text:span></text:p><text:p text:style-name="P5"><text:span text:style-name="T2">AR63-107</text:span></text:p></draw:text-box></draw:frame><draw:custom-shape draw:style-name="gr4" draw:text-style-name="P3" svg:width="1.253cm" svg:height="1.292cm" draw:transform="rotate (1.5707963267949) translate (14.329833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4.356cm" svg:y="4.706cm"><draw:text-box><text:p text:style-name="P4"><text:span text:style-name="T1">TVS63-109</text:span></text:p><text:p text:style-name="P5"><text:span text:style-name="T2">AR63-109</text:span></text:p></draw:text-box></draw:frame><draw:custom-shape draw:style-name="gr4" draw:text-style-name="P3" svg:width="1.253cm" svg:height="1.292cm" draw:transform="rotate (1.5707963267949) translate (15.73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5.766cm" svg:y="4.706cm"><draw:text-box><text:p text:style-name="P4"><text:span text:style-name="T1">TVS63-111</text:span></text:p><text:p text:style-name="P5"><text:span text:style-name="T2">AR63-111</text:span></text:p></draw:text-box></draw:frame><draw:custom-shape draw:style-name="gr4" draw:text-style-name="P3" svg:width="1.253cm" svg:height="1.292cm" draw:transform="rotate (1.5707963267949) translate (17.146763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7.175cm" svg:y="4.706cm"><draw:text-box><text:p text:style-name="P4"><text:span text:style-name="T1">TVS63-113</text:span></text:p><text:p text:style-name="P5"><text:span text:style-name="T2">AR63-113</text:span></text:p></draw:text-box></draw:frame><draw:custom-shape draw:style-name="gr2" draw:text-style-name="P3" svg:width="1.253cm" svg:height="1.295cm" draw:transform="rotate (1.5707963267949) translate (18.561402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8.588cm" svg:y="4.706cm"><draw:text-box><text:p text:style-name="P4"><text:span text:style-name="T1">TVS63-115</text:span></text:p><text:p text:style-name="P5"><text:span text:style-name="T2">AR63-115</text:span></text:p></draw:text-box></draw:frame><draw:custom-shape draw:style-name="gr4" draw:text-style-name="P3" svg:width="1.253cm" svg:height="1.292cm" draw:transform="rotate (1.5707963267949) translate (19.97075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9.997cm" svg:y="4.706cm"><draw:text-box><text:p text:style-name="P4"><text:span text:style-name="T1">TVS63-117</text:span></text:p><text:p text:style-name="P5"><text:span text:style-name="T2">AR63-117</text:span></text:p></draw:text-box></draw:frame><draw:custom-shape draw:style-name="gr2" draw:text-style-name="P3" svg:width="1.253cm" svg:height="1.295cm" draw:transform="rotate (1.5707963267949) translate (21.381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1.41cm" svg:y="4.706cm"><draw:text-box><text:p text:style-name="P4"><text:span text:style-name="T1">TVS63-119</text:span></text:p><text:p text:style-name="P5"><text:span text:style-name="T2">AR63-119</text:span></text:p></draw:text-box></draw:frame><draw:custom-shape draw:style-name="gr5" draw:text-style-name="P3" svg:width="1.253cm" svg:height="1.562cm" draw:transform="rotate (1.5707963267949) translate (23.0893055555556cm 2.838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3.117cm" svg:y="1.919cm"><draw:text-box><text:p text:style-name="P8"><text:span text:style-name="T1">TVS63-122</text:span></text:p><text:p text:style-name="P9"><text:span text:style-name="T1">AR63-122</text:span></text:p><text:p text:style-name="P8"><text:span text:style-name="T1">GP63-122</text:span></text:p></draw:text-box></draw:frame><draw:custom-shape draw:style-name="gr5" draw:text-style-name="P3" svg:width="1.253cm" svg:height="1.562cm" draw:transform="rotate (1.5707963267949) translate (24.7350138888889cm 3.5436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4.761cm" svg:y="2.624cm"><draw:text-box><text:p text:style-name="P8"><text:span text:style-name="T1">TVS63-124</text:span></text:p><text:p text:style-name="P9"><text:span text:style-name="T1">AR63-124</text:span></text:p><text:p text:style-name="P8"><text:span text:style-name="T1">GP63-124</text:span></text:p></draw:text-box></draw:frame><draw:custom-shape draw:style-name="gr5" draw:text-style-name="P3" svg:width="1.253cm" svg:height="1.562cm" draw:transform="rotate (1.5707963267949) translate (26.38425cm 2.878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6.411cm" svg:y="1.958cm"><draw:text-box><text:p text:style-name="P8"><text:span text:style-name="T1">TVS63-126</text:span></text:p><text:p text:style-name="P9"><text:span text:style-name="T1">AR63-126</text:span></text:p><text:p text:style-name="P8"><text:span text:style-name="T1">GP63-126</text:span></text:p></draw:text-box></draw:frame><draw:custom-shape draw:style-name="gr2" draw:text-style-name="P3" svg:width="1.255cm" svg:height="1.295cm" draw:transform="rotate (1.5707963267949) translate (1.29822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.323cm" svg:y="5.724cm"><draw:text-box><text:p text:style-name="P8"><text:span text:style-name="T3">TVS64-92</text:span></text:p><text:p text:style-name="P9"><text:span text:style-name="T4">AR64-92</text:span></text:p></draw:text-box></draw:frame><draw:custom-shape draw:style-name="gr4" draw:text-style-name="P3" svg:width="1.255cm" svg:height="1.292cm" draw:transform="rotate (1.5707963267949) translate (2.711097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.736cm" svg:y="5.724cm"><draw:text-box><text:p text:style-name="P8"><text:span text:style-name="T3">TVS64-94</text:span></text:p><text:p text:style-name="P9"><text:span text:style-name="T4">AR64-94</text:span></text:p></draw:text-box></draw:frame><draw:custom-shape draw:style-name="gr4" draw:text-style-name="P3" svg:width="1.255cm" svg:height="1.292cm" draw:transform="rotate (1.5707963267949) translate (4.12044444444445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4.145cm" svg:y="5.724cm"><draw:text-box><text:p text:style-name="P8"><text:span text:style-name="T3">TVS64-96</text:span></text:p><text:p text:style-name="P9"><text:span text:style-name="T4">AR64-96</text:span></text:p></draw:text-box></draw:frame><draw:custom-shape draw:style-name="gr2" draw:text-style-name="P3" svg:width="1.255cm" svg:height="1.295cm" draw:transform="rotate (1.5707963267949) translate (5.52979166666667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5.56cm" svg:y="5.724cm"><draw:text-box><text:p text:style-name="P8"><text:span text:style-name="T3">TVS64-98</text:span></text:p><text:p text:style-name="P9"><text:span text:style-name="T4">AR64-98</text:span></text:p></draw:text-box></draw:frame><draw:custom-shape draw:style-name="gr4" draw:text-style-name="P3" svg:width="1.255cm" svg:height="1.292cm" draw:transform="rotate (1.5707963267949) translate (6.9444305555555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6.969cm" svg:y="5.724cm"><draw:text-box><text:p text:style-name="P8"><text:span text:style-name="T3">TVS64-100</text:span></text:p><text:p text:style-name="P9"><text:span text:style-name="T4">AR64-100</text:span></text:p></draw:text-box></draw:frame><draw:custom-shape draw:style-name="gr4" draw:text-style-name="P3" svg:width="1.255cm" svg:height="1.292cm" draw:transform="rotate (1.5707963267949) translate (8.35377777777778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8.378cm" svg:y="5.724cm"><draw:text-box><text:p text:style-name="P8"><text:span text:style-name="T3">TVS64-102</text:span></text:p><text:p text:style-name="P9"><text:span text:style-name="T4">AR64-102</text:span></text:p></draw:text-box></draw:frame><draw:custom-shape draw:style-name="gr2" draw:text-style-name="P3" svg:width="1.255cm" svg:height="1.295cm" draw:transform="rotate (1.5707963267949) translate (9.76488888888889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39cm" svg:height="0.588cm" svg:x="9.793cm" svg:y="5.724cm"><draw:text-box><text:p text:style-name="P8"><text:span text:style-name="T3">TVS64-104</text:span></text:p><text:p text:style-name="P9"><text:span text:style-name="T4">AR64-104</text:span></text:p></draw:text-box></draw:frame><draw:custom-shape draw:style-name="gr4" draw:text-style-name="P3" svg:width="1.255cm" svg:height="1.292cm" draw:transform="rotate (1.5707963267949) translate (11.17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1.202cm" svg:y="5.724cm"><draw:text-box><text:p text:style-name="P8"><text:span text:style-name="T3">TVS64-106</text:span></text:p><text:p text:style-name="P9"><text:span text:style-name="T4">AR64-106</text:span></text:p></draw:text-box></draw:frame><draw:custom-shape draw:style-name="gr4" draw:text-style-name="P3" svg:width="1.255cm" svg:height="1.292cm" draw:transform="rotate (1.5707963267949) translate (12.63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2.659cm" svg:y="5.724cm"><draw:text-box><text:p text:style-name="P8"><text:span text:style-name="T3">TVS64-108</text:span></text:p><text:p text:style-name="P9"><text:span text:style-name="T4">AR64-108</text:span></text:p></draw:text-box></draw:frame><draw:custom-shape draw:style-name="gr4" draw:text-style-name="P3" svg:width="1.255cm" svg:height="1.292cm" draw:transform="rotate (1.5707963267949) translate (15.031861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5.06cm" svg:y="5.724cm"><draw:text-box><text:p text:style-name="P8"><text:span text:style-name="T3">TVS64-110</text:span></text:p><text:p text:style-name="P9"><text:span text:style-name="T4">AR64-110</text:span></text:p></draw:text-box></draw:frame><draw:custom-shape draw:style-name="gr4" draw:text-style-name="P3" svg:width="1.255cm" svg:height="1.292cm" draw:transform="rotate (1.5707963267949) translate (16.44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6.471cm" svg:y="5.724cm"><draw:text-box><text:p text:style-name="P8"><text:span text:style-name="T3">TVS64-112</text:span></text:p><text:p text:style-name="P9"><text:span text:style-name="T4">AR64-112</text:span></text:p></draw:text-box></draw:frame><draw:custom-shape draw:style-name="gr2" draw:text-style-name="P3" svg:width="1.255cm" svg:height="1.295cm" draw:transform="rotate (1.5707963267949) translate (17.8540833333333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7.88cm" svg:y="5.724cm"><draw:text-box><text:p text:style-name="P8"><text:span text:style-name="T3">TVS64-114</text:span></text:p><text:p text:style-name="P9"><text:span text:style-name="T4">AR64-114</text:span></text:p></draw:text-box></draw:frame><draw:custom-shape draw:style-name="gr4" draw:text-style-name="P3" svg:width="1.255cm" svg:height="1.292cm" draw:transform="rotate (1.5707963267949) translate (19.2687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9.293cm" svg:y="5.724cm"><draw:text-box><text:p text:style-name="P8"><text:span text:style-name="T3">TVS64-116</text:span></text:p><text:p text:style-name="P9"><text:span text:style-name="T4">AR64-116</text:span></text:p></draw:text-box></draw:frame><draw:custom-shape draw:style-name="gr4" draw:text-style-name="P3" svg:width="1.255cm" svg:height="1.292cm" draw:transform="rotate (1.5707963267949) translate (20.6780694444444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0.703cm" svg:y="5.724cm"><draw:text-box><text:p text:style-name="P8"><text:span text:style-name="T3">TVS64-118</text:span></text:p><text:p text:style-name="P9"><text:span text:style-name="T4">AR64-118</text:span></text:p></draw:text-box></draw:frame><draw:custom-shape draw:style-name="gr5" draw:text-style-name="P3" svg:width="1.253cm" svg:height="1.562cm" draw:transform="rotate (1.5707963267949) translate (23.0893055555556cm 4.404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3.117cm" svg:y="3.487cm"><draw:text-box><text:p text:style-name="P8"><text:span text:style-name="T1">TVS64-122</text:span></text:p><text:p text:style-name="P9"><text:span text:style-name="T1">AR64-122</text:span></text:p><text:p text:style-name="P8"><text:span text:style-name="T1">GP64-122</text:span></text:p></draw:text-box></draw:frame><draw:custom-shape draw:style-name="gr5" draw:text-style-name="P3" svg:width="1.253cm" svg:height="1.562cm" draw:transform="rotate (1.5707963267949) translate (24.7350138888889cm 5.108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4.761cm" svg:y="4.189cm"><draw:text-box><text:p text:style-name="P8"><text:span text:style-name="T1">TVS64-124</text:span></text:p><text:p text:style-name="P9"><text:span text:style-name="T1">AR64-124</text:span></text:p><text:p text:style-name="P8"><text:span text:style-name="T1">GP64-124</text:span></text:p></draw:text-box></draw:frame><draw:custom-shape draw:style-name="gr5" draw:text-style-name="P3" svg:width="1.253cm" svg:height="1.562cm" draw:transform="rotate (1.5707963267949) translate (26.38425cm 4.443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6.411cm" svg:y="3.526cm"><draw:text-box><text:p text:style-name="P8"><text:span text:style-name="T1">TVS64-126</text:span></text:p><text:p text:style-name="P9"><text:span text:style-name="T1">AR64-126</text:span></text:p><text:p text:style-name="P8"><text:span text:style-name="T1">GP64-126</text:span></text:p></draw:text-box></draw:frame><draw:custom-shape draw:style-name="gr4" draw:text-style-name="P3" svg:width="1.253cm" svg:height="1.292cm" draw:transform="rotate (1.5707963267949) translate (0.590902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0.617cm" svg:y="6.741cm"><draw:text-box><text:p text:style-name="P8"><text:span text:style-name="T3">TVS65-91</text:span></text:p><text:p text:style-name="P9"><text:span text:style-name="T4">AR65-91</text:span></text:p></draw:text-box></draw:frame><draw:custom-shape draw:style-name="gr2" draw:text-style-name="P3" svg:width="1.253cm" svg:height="1.295cm" draw:transform="rotate (1.5707963267949) translate (2.00377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.03cm" svg:y="6.741cm"><draw:text-box><text:p text:style-name="P8"><text:span text:style-name="T3">TVS65-93</text:span></text:p><text:p text:style-name="P9"><text:span text:style-name="T4">AR65-93</text:span></text:p></draw:text-box></draw:frame><draw:custom-shape draw:style-name="gr4" draw:text-style-name="P3" svg:width="1.253cm" svg:height="1.292cm" draw:transform="rotate (1.5707963267949) translate (3.4148888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3.439cm" svg:y="6.741cm"><draw:text-box><text:p text:style-name="P4"><text:span text:style-name="T1">TVS65-95</text:span></text:p><text:p text:style-name="P5"><text:span text:style-name="T2">AR65-95</text:span></text:p></draw:text-box></draw:frame><draw:custom-shape draw:style-name="gr4" draw:text-style-name="P3" svg:width="1.253cm" svg:height="1.292cm" draw:transform="rotate (1.5707963267949) translate (4.82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4.852cm" svg:y="6.741cm"><draw:text-box><text:p text:style-name="P8"><text:span text:style-name="T3">TVS65-97</text:span></text:p><text:p text:style-name="P9"><text:span text:style-name="T4">AR65-97</text:span></text:p></draw:text-box></draw:frame><draw:custom-shape draw:style-name="gr2" draw:text-style-name="P3" svg:width="1.253cm" svg:height="1.295cm" draw:transform="rotate (1.5707963267949) translate (6.23534722222222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6.263cm" svg:y="6.741cm"><draw:text-box><text:p text:style-name="P8"><text:span text:style-name="T3">TVS65-99</text:span></text:p><text:p text:style-name="P9"><text:span text:style-name="T4">AR65-99</text:span></text:p></draw:text-box></draw:frame><draw:custom-shape draw:style-name="gr4" draw:text-style-name="P3" svg:width="1.253cm" svg:height="1.292cm" draw:transform="rotate (1.5707963267949) translate (7.6499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7.675cm" svg:y="6.741cm"><draw:text-box><text:p text:style-name="P8"><text:span text:style-name="T3">TVS65-101</text:span></text:p><text:p text:style-name="P9"><text:span text:style-name="T4">AR65-101</text:span></text:p></draw:text-box></draw:frame><draw:custom-shape draw:style-name="gr4" draw:text-style-name="P3" svg:width="1.253cm" svg:height="1.292cm" draw:transform="rotate (1.5707963267949) translate (9.05933333333334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9.084cm" svg:y="6.741cm"><draw:text-box><text:p text:style-name="P8"><text:span text:style-name="T3">TVS65-103</text:span></text:p><text:p text:style-name="P9"><text:span text:style-name="T4">AR65-103</text:span></text:p></draw:text-box></draw:frame><draw:custom-shape draw:style-name="gr4" draw:text-style-name="P3" svg:width="1.253cm" svg:height="1.292cm" draw:transform="rotate (1.5707963267949) translate (10.472208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0.499cm" svg:y="6.741cm"><draw:text-box><text:p text:style-name="P4"><text:span text:style-name="T1">TVS65-105</text:span></text:p><text:p text:style-name="P5"><text:span text:style-name="T2">AR65-105</text:span></text:p></draw:text-box></draw:frame><draw:custom-shape draw:style-name="gr4" draw:text-style-name="P3" svg:width="1.253cm" svg:height="1.292cm" draw:transform="rotate (1.5707963267949) translate (11.92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1.954cm" svg:y="6.741cm"><draw:text-box><text:p text:style-name="P8"><text:span text:style-name="T3">TVS65-107</text:span></text:p><text:p text:style-name="P9"><text:span text:style-name="T4">AR65-107</text:span></text:p></draw:text-box></draw:frame><draw:custom-shape draw:style-name="gr4" draw:text-style-name="P3" svg:width="1.253cm" svg:height="1.292cm" draw:transform="rotate (1.5707963267949) translate (14.329833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4.356cm" svg:y="6.741cm"><draw:text-box><text:p text:style-name="P8"><text:span text:style-name="T3">TVS65-109</text:span></text:p><text:p text:style-name="P9"><text:span text:style-name="T4">AR65-109</text:span></text:p></draw:text-box></draw:frame><draw:custom-shape draw:style-name="gr4" draw:text-style-name="P3" svg:width="1.253cm" svg:height="1.292cm" draw:transform="rotate (1.5707963267949) translate (15.73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5.766cm" svg:y="6.741cm"><draw:text-box><text:p text:style-name="P8"><text:span text:style-name="T3">TVS65-111</text:span></text:p><text:p text:style-name="P9"><text:span text:style-name="T4">AR65-111</text:span></text:p></draw:text-box></draw:frame><draw:custom-shape draw:style-name="gr4" draw:text-style-name="P3" svg:width="1.253cm" svg:height="1.292cm" draw:transform="rotate (1.5707963267949) translate (17.146763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7.175cm" svg:y="6.741cm"><draw:text-box><text:p text:style-name="P8"><text:span text:style-name="T3">TVS65-113</text:span></text:p><text:p text:style-name="P9"><text:span text:style-name="T4">AR65-113</text:span></text:p></draw:text-box></draw:frame><draw:custom-shape draw:style-name="gr2" draw:text-style-name="P3" svg:width="1.253cm" svg:height="1.295cm" draw:transform="rotate (1.5707963267949) translate (18.561402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43cm" svg:height="0.588cm" svg:x="18.588cm" svg:y="6.741cm"><draw:text-box><text:p text:style-name="P4"><text:span text:style-name="T1">TVS65-115</text:span></text:p><text:p text:style-name="P5"><text:span text:style-name="T2">AR65-115</text:span></text:p></draw:text-box></draw:frame><draw:custom-shape draw:style-name="gr4" draw:text-style-name="P3" svg:width="1.253cm" svg:height="1.292cm" draw:transform="rotate (1.5707963267949) translate (19.97075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9.997cm" svg:y="6.741cm"><draw:text-box><text:p text:style-name="P8"><text:span text:style-name="T3">TVS65-117</text:span></text:p><text:p text:style-name="P9"><text:span text:style-name="T4">AR65-117</text:span></text:p></draw:text-box></draw:frame><draw:custom-shape draw:style-name="gr2" draw:text-style-name="P3" svg:width="1.253cm" svg:height="1.295cm" draw:transform="rotate (1.5707963267949) translate (21.381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1.41cm" svg:y="6.741cm"><draw:text-box><text:p text:style-name="P8"><text:span text:style-name="T3">TVS65-119</text:span></text:p><text:p text:style-name="P9"><text:span text:style-name="T4">AR65-119</text:span></text:p></draw:text-box></draw:frame><draw:custom-shape draw:style-name="gr5" draw:text-style-name="P3" svg:width="1.253cm" svg:height="1.562cm" draw:transform="rotate (1.5707963267949) translate (23.0893055555556cm 5.97076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3.117cm" svg:y="5.052cm"><draw:text-box><text:p text:style-name="P8"><text:span text:style-name="T1">TVS65-122</text:span></text:p><text:p text:style-name="P9"><text:span text:style-name="T1">AR65-122</text:span></text:p><text:p text:style-name="P8"><text:span text:style-name="T1">GP65-122</text:span></text:p></draw:text-box></draw:frame><draw:custom-shape draw:style-name="gr5" draw:text-style-name="P3" svg:width="1.253cm" svg:height="1.562cm" draw:transform="rotate (1.5707963267949) translate (24.7350138888889cm 6.676319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4.761cm" svg:y="5.757cm"><draw:text-box><text:p text:style-name="P8"><text:span text:style-name="T1">TVS65-124</text:span></text:p><text:p text:style-name="P9"><text:span text:style-name="T1">AR65-124</text:span></text:p><text:p text:style-name="P8"><text:span text:style-name="T1">GP65-124</text:span></text:p></draw:text-box></draw:frame><draw:custom-shape draw:style-name="gr5" draw:text-style-name="P3" svg:width="1.253cm" svg:height="1.562cm" draw:transform="rotate (1.5707963267949) translate (26.38425cm 6.0095694444444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6.411cm" svg:y="5.09cm"><draw:text-box><text:p text:style-name="P8"><text:span text:style-name="T1">TVS65-126</text:span></text:p><text:p text:style-name="P9"><text:span text:style-name="T1">AR65-126</text:span></text:p><text:p text:style-name="P8"><text:span text:style-name="T1">GP65-126</text:span></text:p></draw:text-box></draw:frame><draw:custom-shape draw:style-name="gr2" draw:text-style-name="P3" svg:width="1.253cm" svg:height="1.295cm" draw:transform="rotate (1.5707963267949) translate (1.29822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.323cm" svg:y="7.763cm"><draw:text-box><text:p text:style-name="P8"><text:span text:style-name="T3">TVS66-92</text:span></text:p><text:p text:style-name="P9"><text:span text:style-name="T4">AR66-92</text:span></text:p></draw:text-box></draw:frame><draw:custom-shape draw:style-name="gr4" draw:text-style-name="P3" svg:width="1.253cm" svg:height="1.292cm" draw:transform="rotate (1.5707963267949) translate (2.711097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.736cm" svg:y="7.763cm"><draw:text-box><text:p text:style-name="P8"><text:span text:style-name="T3">TVS66-94</text:span></text:p><text:p text:style-name="P9"><text:span text:style-name="T4">AR66-94</text:span></text:p></draw:text-box></draw:frame><draw:custom-shape draw:style-name="gr4" draw:text-style-name="P3" svg:width="1.253cm" svg:height="1.292cm" draw:transform="rotate (1.5707963267949) translate (4.12044444444445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4.145cm" svg:y="7.763cm"><draw:text-box><text:p text:style-name="P8"><text:span text:style-name="T3">TVS66-96</text:span></text:p><text:p text:style-name="P9"><text:span text:style-name="T4">AR66-96</text:span></text:p></draw:text-box></draw:frame><draw:custom-shape draw:style-name="gr2" draw:text-style-name="P3" svg:width="1.253cm" svg:height="1.295cm" draw:transform="rotate (1.5707963267949) translate (5.52979166666667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5.56cm" svg:y="7.763cm"><draw:text-box><text:p text:style-name="P8"><text:span text:style-name="T3">TVS66-98</text:span></text:p><text:p text:style-name="P9"><text:span text:style-name="T4">AR66-98</text:span></text:p></draw:text-box></draw:frame><draw:custom-shape draw:style-name="gr4" draw:text-style-name="P3" svg:width="1.253cm" svg:height="1.292cm" draw:transform="rotate (1.5707963267949) translate (6.9444305555555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6.969cm" svg:y="7.763cm"><draw:text-box><text:p text:style-name="P8"><text:span text:style-name="T3">TVS66-100</text:span></text:p><text:p text:style-name="P9"><text:span text:style-name="T4">AR66-100</text:span></text:p></draw:text-box></draw:frame><draw:custom-shape draw:style-name="gr4" draw:text-style-name="P3" svg:width="1.253cm" svg:height="1.292cm" draw:transform="rotate (1.5707963267949) translate (8.35377777777778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8.378cm" svg:y="7.763cm"><draw:text-box><text:p text:style-name="P8"><text:span text:style-name="T3">TVS66-102</text:span></text:p><text:p text:style-name="P9"><text:span text:style-name="T4">AR66-102</text:span></text:p></draw:text-box></draw:frame><draw:custom-shape draw:style-name="gr2" draw:text-style-name="P3" svg:width="1.253cm" svg:height="1.295cm" draw:transform="rotate (1.5707963267949) translate (9.76488888888889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39cm" svg:height="0.586cm" svg:x="9.793cm" svg:y="7.763cm"><draw:text-box><text:p text:style-name="P8"><text:span text:style-name="T3">TVS66-104</text:span></text:p><text:p text:style-name="P9"><text:span text:style-name="T4">AR66-104</text:span></text:p></draw:text-box></draw:frame><draw:custom-shape draw:style-name="gr4" draw:text-style-name="P3" svg:width="1.253cm" svg:height="1.292cm" draw:transform="rotate (1.5707963267949) translate (11.17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1.202cm" svg:y="7.763cm"><draw:text-box><text:p text:style-name="P8"><text:span text:style-name="T3">TVS66-106</text:span></text:p><text:p text:style-name="P9"><text:span text:style-name="T4">AR66-106</text:span></text:p></draw:text-box></draw:frame><draw:custom-shape draw:style-name="gr4" draw:text-style-name="P3" svg:width="1.253cm" svg:height="1.292cm" draw:transform="rotate (1.5707963267949) translate (12.63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2.659cm" svg:y="7.763cm"><draw:text-box><text:p text:style-name="P8"><text:span text:style-name="T3">TVS66-108</text:span></text:p><text:p text:style-name="P9"><text:span text:style-name="T4">AR66-108</text:span></text:p></draw:text-box></draw:frame><draw:custom-shape draw:style-name="gr4" draw:text-style-name="P3" svg:width="1.253cm" svg:height="1.292cm" draw:transform="rotate (1.5707963267949) translate (15.031861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5.06cm" svg:y="7.763cm"><draw:text-box><text:p text:style-name="P8"><text:span text:style-name="T3">TVS66-110</text:span></text:p><text:p text:style-name="P9"><text:span text:style-name="T4">AR66-110</text:span></text:p></draw:text-box></draw:frame><draw:custom-shape draw:style-name="gr4" draw:text-style-name="P3" svg:width="1.253cm" svg:height="1.292cm" draw:transform="rotate (1.5707963267949) translate (16.44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6.471cm" svg:y="7.763cm"><draw:text-box><text:p text:style-name="P8"><text:span text:style-name="T3">TVS66-112</text:span></text:p><text:p text:style-name="P9"><text:span text:style-name="T4">AR66-112</text:span></text:p></draw:text-box></draw:frame><draw:custom-shape draw:style-name="gr2" draw:text-style-name="P3" svg:width="1.253cm" svg:height="1.295cm" draw:transform="rotate (1.5707963267949) translate (17.8540833333333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7.88cm" svg:y="7.763cm"><draw:text-box><text:p text:style-name="P8"><text:span text:style-name="T3">TVS66-114</text:span></text:p><text:p text:style-name="P9"><text:span text:style-name="T4">AR66-114</text:span></text:p></draw:text-box></draw:frame><draw:custom-shape draw:style-name="gr4" draw:text-style-name="P3" svg:width="1.253cm" svg:height="1.292cm" draw:transform="rotate (1.5707963267949) translate (19.2687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9.293cm" svg:y="7.763cm"><draw:text-box><text:p text:style-name="P8"><text:span text:style-name="T3">TVS66-116</text:span></text:p><text:p text:style-name="P9"><text:span text:style-name="T4">AR66-116</text:span></text:p></draw:text-box></draw:frame><draw:custom-shape draw:style-name="gr4" draw:text-style-name="P3" svg:width="1.253cm" svg:height="1.292cm" draw:transform="rotate (1.5707963267949) translate (20.6780694444444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0.703cm" svg:y="7.763cm"><draw:text-box><text:p text:style-name="P8"><text:span text:style-name="T3">TVS66-118</text:span></text:p><text:p text:style-name="P9"><text:span text:style-name="T4">AR66-118</text:span></text:p></draw:text-box></draw:frame><draw:custom-shape draw:style-name="gr5" draw:text-style-name="P3" svg:width="1.253cm" svg:height="1.562cm" draw:transform="rotate (1.5707963267949) translate (23.0893055555556cm 7.537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3.117cm" svg:y="6.616cm"><draw:text-box><text:p text:style-name="P8"><text:span text:style-name="T1">TVS66-122</text:span></text:p><text:p text:style-name="P9"><text:span text:style-name="T1">AR66-122</text:span></text:p><text:p text:style-name="P8"><text:span text:style-name="T1">GP66-122</text:span></text:p></draw:text-box></draw:frame><draw:custom-shape draw:style-name="gr5" draw:text-style-name="P3" svg:width="1.253cm" svg:height="1.562cm" draw:transform="rotate (1.5707963267949) translate (24.7350138888889cm 8.239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4.761cm" svg:y="7.323cm"><draw:text-box><text:p text:style-name="P8"><text:span text:style-name="T1">TVS66-124</text:span></text:p><text:p text:style-name="P9"><text:span text:style-name="T1">AR66-124</text:span></text:p><text:p text:style-name="P8"><text:span text:style-name="T1">GP66-124</text:span></text:p></draw:text-box></draw:frame><draw:custom-shape draw:style-name="gr5" draw:text-style-name="P3" svg:width="1.253cm" svg:height="1.562cm" draw:transform="rotate (1.5707963267949) translate (26.38425cm 7.574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6.411cm" svg:y="6.655cm"><draw:text-box><text:p text:style-name="P8"><text:span text:style-name="T1">TVS66-126</text:span></text:p><text:p text:style-name="P9"><text:span text:style-name="T1">AR66-126</text:span></text:p><text:p text:style-name="P8"><text:span text:style-name="T1">GP66-126</text:span></text:p></draw:text-box></draw:frame><draw:custom-shape draw:style-name="gr4" draw:text-style-name="P3" svg:width="1.253cm" svg:height="1.292cm" draw:transform="rotate (1.5707963267949) translate (0.590902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0.617cm" svg:y="8.78cm"><draw:text-box><text:p text:style-name="P8"><text:span text:style-name="T3">TVS67-91</text:span></text:p><text:p text:style-name="P9"><text:span text:style-name="T4">AR67-91</text:span></text:p></draw:text-box></draw:frame><draw:custom-shape draw:style-name="gr2" draw:text-style-name="P3" svg:width="1.253cm" svg:height="1.295cm" draw:transform="rotate (1.5707963267949) translate (2.00377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.03cm" svg:y="8.78cm"><draw:text-box><text:p text:style-name="P8"><text:span text:style-name="T3">TVS67-93</text:span></text:p><text:p text:style-name="P9"><text:span text:style-name="T4">AR67-93</text:span></text:p></draw:text-box></draw:frame><draw:custom-shape draw:style-name="gr4" draw:text-style-name="P3" svg:width="1.253cm" svg:height="1.292cm" draw:transform="rotate (1.5707963267949) translate (3.4148888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3.439cm" svg:y="8.78cm"><draw:text-box><text:p text:style-name="P8"><text:span text:style-name="T3">TVS67-95</text:span></text:p><text:p text:style-name="P9"><text:span text:style-name="T4">AR67-95</text:span></text:p></draw:text-box></draw:frame><draw:custom-shape draw:style-name="gr4" draw:text-style-name="P3" svg:width="1.253cm" svg:height="1.292cm" draw:transform="rotate (1.5707963267949) translate (4.82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4.852cm" svg:y="8.78cm"><draw:text-box><text:p text:style-name="P8"><text:span text:style-name="T3">TVS67-97</text:span></text:p><text:p text:style-name="P9"><text:span text:style-name="T4">AR67-97</text:span></text:p></draw:text-box></draw:frame><draw:custom-shape draw:style-name="gr2" draw:text-style-name="P3" svg:width="1.253cm" svg:height="1.295cm" draw:transform="rotate (1.5707963267949) translate (6.23534722222222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6.263cm" svg:y="8.78cm"><draw:text-box><text:p text:style-name="P8"><text:span text:style-name="T3">TVS67-99</text:span></text:p><text:p text:style-name="P9"><text:span text:style-name="T4">AR67-99</text:span></text:p></draw:text-box></draw:frame><draw:custom-shape draw:style-name="gr4" draw:text-style-name="P3" svg:width="1.253cm" svg:height="1.292cm" draw:transform="rotate (1.5707963267949) translate (7.6499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7.675cm" svg:y="8.78cm"><draw:text-box><text:p text:style-name="P8"><text:span text:style-name="T3">TVS67-101</text:span></text:p><text:p text:style-name="P9"><text:span text:style-name="T4">AR67-101</text:span></text:p></draw:text-box></draw:frame><draw:custom-shape draw:style-name="gr4" draw:text-style-name="P3" svg:width="1.253cm" svg:height="1.292cm" draw:transform="rotate (1.5707963267949) translate (9.05933333333334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9.084cm" svg:y="8.78cm"><draw:text-box><text:p text:style-name="P8"><text:span text:style-name="T3">TVS67-103</text:span></text:p><text:p text:style-name="P9"><text:span text:style-name="T4">AR67-103</text:span></text:p></draw:text-box></draw:frame><draw:custom-shape draw:style-name="gr4" draw:text-style-name="P3" svg:width="1.253cm" svg:height="1.292cm" draw:transform="rotate (1.5707963267949) translate (10.472208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0.499cm" svg:y="8.78cm"><draw:text-box><text:p text:style-name="P8"><text:span text:style-name="T3">TVS67-105</text:span></text:p><text:p text:style-name="P9"><text:span text:style-name="T4">AR67-105</text:span></text:p></draw:text-box></draw:frame><draw:custom-shape draw:style-name="gr4" draw:text-style-name="P3" svg:width="1.253cm" svg:height="1.292cm" draw:transform="rotate (1.5707963267949) translate (11.92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1.954cm" svg:y="8.78cm"><draw:text-box><text:p text:style-name="P8"><text:span text:style-name="T3">TVS67-107</text:span></text:p><text:p text:style-name="P9"><text:span text:style-name="T4">AR67-107</text:span></text:p></draw:text-box></draw:frame><draw:custom-shape draw:style-name="gr4" draw:text-style-name="P3" svg:width="1.253cm" svg:height="1.292cm" draw:transform="rotate (1.5707963267949) translate (14.329833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4.356cm" svg:y="8.78cm"><draw:text-box><text:p text:style-name="P8"><text:span text:style-name="T3">TVS67-109</text:span></text:p><text:p text:style-name="P9"><text:span text:style-name="T4">AR67-109</text:span></text:p></draw:text-box></draw:frame><draw:custom-shape draw:style-name="gr4" draw:text-style-name="P3" svg:width="1.253cm" svg:height="1.292cm" draw:transform="rotate (1.5707963267949) translate (15.73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5.766cm" svg:y="8.78cm"><draw:text-box><text:p text:style-name="P8"><text:span text:style-name="T3">TVS67-111</text:span></text:p><text:p text:style-name="P9"><text:span text:style-name="T4">AR67-111</text:span></text:p></draw:text-box></draw:frame><draw:custom-shape draw:style-name="gr4" draw:text-style-name="P3" svg:width="1.253cm" svg:height="1.292cm" draw:transform="rotate (1.5707963267949) translate (17.146763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7.175cm" svg:y="8.78cm"><draw:text-box><text:p text:style-name="P8"><text:span text:style-name="T3">TVS67-113</text:span></text:p><text:p text:style-name="P9"><text:span text:style-name="T4">AR67-113</text:span></text:p></draw:text-box></draw:frame><draw:custom-shape draw:style-name="gr2" draw:text-style-name="P3" svg:width="1.253cm" svg:height="1.295cm" draw:transform="rotate (1.5707963267949) translate (18.561402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8.588cm" svg:y="8.78cm"><draw:text-box><text:p text:style-name="P8"><text:span text:style-name="T3">TVS67-115</text:span></text:p><text:p text:style-name="P9"><text:span text:style-name="T4">AR67-115</text:span></text:p></draw:text-box></draw:frame><draw:custom-shape draw:style-name="gr4" draw:text-style-name="P3" svg:width="1.253cm" svg:height="1.292cm" draw:transform="rotate (1.5707963267949) translate (19.97075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9.997cm" svg:y="8.78cm"><draw:text-box><text:p text:style-name="P8"><text:span text:style-name="T3">TVS67-117</text:span></text:p><text:p text:style-name="P9"><text:span text:style-name="T4">AR67-117</text:span></text:p></draw:text-box></draw:frame><draw:custom-shape draw:style-name="gr2" draw:text-style-name="P3" svg:width="1.253cm" svg:height="1.295cm" draw:transform="rotate (1.5707963267949) translate (21.381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1.41cm" svg:y="8.78cm"><draw:text-box><text:p text:style-name="P8"><text:span text:style-name="T3">TVS67-119</text:span></text:p><text:p text:style-name="P9"><text:span text:style-name="T4">AR67-119</text:span></text:p></draw:text-box></draw:frame><draw:custom-shape draw:style-name="gr5" draw:text-style-name="P3" svg:width="1.253cm" svg:height="1.562cm" draw:transform="rotate (1.5707963267949) translate (23.0893055555556cm 9.103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3.117cm" svg:y="8.184cm"><draw:text-box><text:p text:style-name="P8"><text:span text:style-name="T1">TVS67-122</text:span></text:p><text:p text:style-name="P9"><text:span text:style-name="T1">AR67-122</text:span></text:p><text:p text:style-name="P8"><text:span text:style-name="T1">GP67-122</text:span></text:p></draw:text-box></draw:frame><draw:custom-shape draw:style-name="gr5" draw:text-style-name="P3" svg:width="1.253cm" svg:height="1.562cm" draw:transform="rotate (1.5707963267949) translate (24.7350138888889cm 9.807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4.761cm" svg:y="8.886cm"><draw:text-box><text:p text:style-name="P8"><text:span text:style-name="T1">TVS67-124</text:span></text:p><text:p text:style-name="P9"><text:span text:style-name="T1">AR67-124</text:span></text:p><text:p text:style-name="P8"><text:span text:style-name="T1">GP67-124</text:span></text:p></draw:text-box></draw:frame><draw:custom-shape draw:style-name="gr5" draw:text-style-name="P3" svg:width="1.253cm" svg:height="1.562cm" draw:transform="rotate (1.5707963267949) translate (26.38425cm 9.142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6.411cm" svg:y="8.225cm"><draw:text-box><text:p text:style-name="P8"><text:span text:style-name="T1">TVS67-126</text:span></text:p><text:p text:style-name="P9"><text:span text:style-name="T1">AR67-126</text:span></text:p><text:p text:style-name="P8"><text:span text:style-name="T1">GP67-126</text:span></text:p></draw:text-box></draw:frame><draw:custom-shape draw:style-name="gr2" draw:text-style-name="P3" svg:width="1.253cm" svg:height="1.295cm" draw:transform="rotate (1.5707963267949) translate (1.29822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.323cm" svg:y="9.798cm"><draw:text-box><text:p text:style-name="P8"><text:span text:style-name="T3">TVS68-92</text:span></text:p><text:p text:style-name="P9"><text:span text:style-name="T4">AR68-92</text:span></text:p></draw:text-box></draw:frame><draw:custom-shape draw:style-name="gr4" draw:text-style-name="P3" svg:width="1.253cm" svg:height="1.292cm" draw:transform="rotate (1.5707963267949) translate (2.711097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.736cm" svg:y="9.798cm"><draw:text-box><text:p text:style-name="P8"><text:span text:style-name="T3">TVS68-94</text:span></text:p><text:p text:style-name="P9"><text:span text:style-name="T4">AR68-94</text:span></text:p></draw:text-box></draw:frame><draw:custom-shape draw:style-name="gr4" draw:text-style-name="P3" svg:width="1.253cm" svg:height="1.292cm" draw:transform="rotate (1.5707963267949) translate (4.12044444444445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4.145cm" svg:y="9.798cm"><draw:text-box><text:p text:style-name="P8"><text:span text:style-name="T3">TVS68-96</text:span></text:p><text:p text:style-name="P9"><text:span text:style-name="T4">AR68-96</text:span></text:p></draw:text-box></draw:frame><draw:custom-shape draw:style-name="gr2" draw:text-style-name="P3" svg:width="1.253cm" svg:height="1.295cm" draw:transform="rotate (1.5707963267949) translate (5.52979166666667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5.56cm" svg:y="9.798cm"><draw:text-box><text:p text:style-name="P8"><text:span text:style-name="T3">TVS68-98</text:span></text:p><text:p text:style-name="P9"><text:span text:style-name="T4">AR68-98</text:span></text:p></draw:text-box></draw:frame><draw:custom-shape draw:style-name="gr4" draw:text-style-name="P3" svg:width="1.253cm" svg:height="1.292cm" draw:transform="rotate (1.5707963267949) translate (6.9444305555555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6.969cm" svg:y="9.798cm"><draw:text-box><text:p text:style-name="P8"><text:span text:style-name="T3">TVS68-100</text:span></text:p><text:p text:style-name="P9"><text:span text:style-name="T4">AR68-100</text:span></text:p></draw:text-box></draw:frame><draw:custom-shape draw:style-name="gr4" draw:text-style-name="P3" svg:width="1.253cm" svg:height="1.292cm" draw:transform="rotate (1.5707963267949) translate (8.35377777777778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8.378cm" svg:y="9.798cm"><draw:text-box><text:p text:style-name="P8"><text:span text:style-name="T3">TVS68-102</text:span></text:p><text:p text:style-name="P9"><text:span text:style-name="T4">AR68-102</text:span></text:p></draw:text-box></draw:frame><draw:custom-shape draw:style-name="gr2" draw:text-style-name="P3" svg:width="1.253cm" svg:height="1.295cm" draw:transform="rotate (1.5707963267949) translate (9.76488888888889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39cm" svg:height="0.586cm" svg:x="9.793cm" svg:y="9.798cm"><draw:text-box><text:p text:style-name="P8"><text:span text:style-name="T3">TVS68-104</text:span></text:p><text:p text:style-name="P9"><text:span text:style-name="T4">AR68-104</text:span></text:p></draw:text-box></draw:frame><draw:custom-shape draw:style-name="gr4" draw:text-style-name="P3" svg:width="1.253cm" svg:height="1.292cm" draw:transform="rotate (1.5707963267949) translate (11.17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1.202cm" svg:y="9.798cm"><draw:text-box><text:p text:style-name="P8"><text:span text:style-name="T3">TVS68-106</text:span></text:p><text:p text:style-name="P9"><text:span text:style-name="T4">AR68-106</text:span></text:p></draw:text-box></draw:frame><draw:custom-shape draw:style-name="gr4" draw:text-style-name="P3" svg:width="1.253cm" svg:height="1.292cm" draw:transform="rotate (1.5707963267949) translate (12.63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2.659cm" svg:y="9.798cm"><draw:text-box><text:p text:style-name="P8"><text:span text:style-name="T3">TVS68-108</text:span></text:p><text:p text:style-name="P9"><text:span text:style-name="T4">AR68-108</text:span></text:p></draw:text-box></draw:frame><draw:custom-shape draw:style-name="gr4" draw:text-style-name="P3" svg:width="1.253cm" svg:height="1.292cm" draw:transform="rotate (1.5707963267949) translate (15.031861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5.06cm" svg:y="9.798cm"><draw:text-box><text:p text:style-name="P8"><text:span text:style-name="T3">TVS68-110</text:span></text:p><text:p text:style-name="P9"><text:span text:style-name="T4">AR68-110</text:span></text:p></draw:text-box></draw:frame><draw:custom-shape draw:style-name="gr4" draw:text-style-name="P3" svg:width="1.253cm" svg:height="1.292cm" draw:transform="rotate (1.5707963267949) translate (16.44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6.471cm" svg:y="9.798cm"><draw:text-box><text:p text:style-name="P8"><text:span text:style-name="T3">TVS68-112</text:span></text:p><text:p text:style-name="P9"><text:span text:style-name="T4">AR68-112</text:span></text:p></draw:text-box></draw:frame><draw:custom-shape draw:style-name="gr2" draw:text-style-name="P3" svg:width="1.253cm" svg:height="1.295cm" draw:transform="rotate (1.5707963267949) translate (17.8540833333333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7.88cm" svg:y="9.798cm"><draw:text-box><text:p text:style-name="P8"><text:span text:style-name="T3">TVS68-114</text:span></text:p><text:p text:style-name="P9"><text:span text:style-name="T4">AR68-114</text:span></text:p></draw:text-box></draw:frame><draw:custom-shape draw:style-name="gr4" draw:text-style-name="P3" svg:width="1.253cm" svg:height="1.292cm" draw:transform="rotate (1.5707963267949) translate (19.2687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9.293cm" svg:y="9.798cm"><draw:text-box><text:p text:style-name="P8"><text:span text:style-name="T3">TVS68-116</text:span></text:p><text:p text:style-name="P9"><text:span text:style-name="T4">AR68-116</text:span></text:p></draw:text-box></draw:frame><draw:custom-shape draw:style-name="gr4" draw:text-style-name="P3" svg:width="1.253cm" svg:height="1.292cm" draw:transform="rotate (1.5707963267949) translate (20.6780694444444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0.703cm" svg:y="9.798cm"><draw:text-box><text:p text:style-name="P8"><text:span text:style-name="T3">TVS68-118</text:span></text:p><text:p text:style-name="P9"><text:span text:style-name="T4">AR68-118</text:span></text:p></draw:text-box></draw:frame><draw:custom-shape draw:style-name="gr5" draw:text-style-name="P3" svg:width="1.253cm" svg:height="1.562cm" draw:transform="rotate (1.5707963267949) translate (23.0893055555556cm 10.666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3.117cm" svg:y="9.749cm"><draw:text-box><text:p text:style-name="P8"><text:span text:style-name="T1">TVS68-122</text:span></text:p><text:p text:style-name="P9"><text:span text:style-name="T1">AR68-122</text:span></text:p><text:p text:style-name="P8"><text:span text:style-name="T1">GP68-122</text:span></text:p></draw:text-box></draw:frame><draw:custom-shape draw:style-name="gr5" draw:text-style-name="P3" svg:width="1.253cm" svg:height="1.562cm" draw:transform="rotate (1.5707963267949) translate (24.7350138888889cm 11.3735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4.761cm" svg:y="10.456cm"><draw:text-box><text:p text:style-name="P8"><text:span text:style-name="T1">TVS68-124</text:span></text:p><text:p text:style-name="P9"><text:span text:style-name="T1">AR68-124</text:span></text:p><text:p text:style-name="P8"><text:span text:style-name="T1">GP68-124</text:span></text:p></draw:text-box></draw:frame><draw:custom-shape draw:style-name="gr5" draw:text-style-name="P3" svg:width="1.253cm" svg:height="1.562cm" draw:transform="rotate (1.5707963267949) translate (26.38425cm 10.70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6.411cm" svg:y="9.788cm"><draw:text-box><text:p text:style-name="P8"><text:span text:style-name="T1">TVS68-126</text:span></text:p><text:p text:style-name="P9"><text:span text:style-name="T1">AR68-126</text:span></text:p><text:p text:style-name="P8"><text:span text:style-name="T1">GP68-126</text:span></text:p></draw:text-box></draw:frame><draw:custom-shape draw:style-name="gr2" draw:text-style-name="P3" svg:width="1.253cm" svg:height="1.295cm" draw:transform="rotate (1.5707963267949) translate (0.62970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39cm" svg:height="0.586cm" svg:x="0.658cm" svg:y="10.816cm"><draw:text-box><text:p text:style-name="P8"><text:span text:style-name="T3">TVS69-91</text:span></text:p><text:p text:style-name="P9"><text:span text:style-name="T4">AR69-91</text:span></text:p></draw:text-box></draw:frame><draw:custom-shape draw:style-name="gr4" draw:text-style-name="P3" svg:width="1.253cm" svg:height="1.292cm" draw:transform="rotate (1.5707963267949) translate (2.040819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.067cm" svg:y="10.816cm"><draw:text-box><text:p text:style-name="P8"><text:span text:style-name="T3">TVS69-93</text:span></text:p><text:p text:style-name="P9"><text:span text:style-name="T4">AR69-93</text:span></text:p></draw:text-box></draw:frame><draw:custom-shape draw:style-name="gr4" draw:text-style-name="P3" svg:width="1.253cm" svg:height="1.292cm" draw:transform="rotate (1.5707963267949) translate (3.453694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3.478cm" svg:y="10.816cm"><draw:text-box><text:p text:style-name="P8"><text:span text:style-name="T3">TVS69-95</text:span></text:p><text:p text:style-name="P9"><text:span text:style-name="T4">AR69-95</text:span></text:p></draw:text-box></draw:frame><draw:custom-shape draw:style-name="gr2" draw:text-style-name="P3" svg:width="1.253cm" svg:height="1.295cm" draw:transform="rotate (1.5707963267949) translate (4.863041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4.888cm" svg:y="10.816cm"><draw:text-box><text:p text:style-name="P8"><text:span text:style-name="T3">TVS69-97</text:span></text:p><text:p text:style-name="P9"><text:span text:style-name="T4">AR69-97</text:span></text:p></draw:text-box></draw:frame><draw:custom-shape draw:style-name="gr4" draw:text-style-name="P3" svg:width="1.253cm" svg:height="1.292cm" draw:transform="rotate (1.5707963267949) translate (6.275916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6.3cm" svg:y="10.816cm"><draw:text-box><text:p text:style-name="P8"><text:span text:style-name="T3">TVS69-99</text:span></text:p><text:p text:style-name="P9"><text:span text:style-name="T4">AR69-99</text:span></text:p></draw:text-box></draw:frame><draw:custom-shape draw:style-name="gr4" draw:text-style-name="P3" svg:width="1.253cm" svg:height="1.292cm" draw:transform="rotate (1.5707963267949) translate (7.6852638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7.712cm" svg:y="10.816cm"><draw:text-box><text:p text:style-name="P8"><text:span text:style-name="T3">TVS69-101</text:span></text:p><text:p text:style-name="P9"><text:span text:style-name="T4">AR69-101</text:span></text:p></draw:text-box></draw:frame><draw:custom-shape draw:style-name="gr2" draw:text-style-name="P3" svg:width="1.253cm" svg:height="1.295cm" draw:transform="rotate (1.5707963267949) translate (9.0963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9.124cm" svg:y="10.816cm"><draw:text-box><text:p text:style-name="P8"><text:span text:style-name="T3">TVS69-103</text:span></text:p><text:p text:style-name="P9"><text:span text:style-name="T4">AR69-103</text:span></text:p></draw:text-box></draw:frame><draw:custom-shape draw:style-name="gr4" draw:text-style-name="P3" svg:width="1.253cm" svg:height="1.292cm" draw:transform="rotate (1.5707963267949) translate (10.5092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0.534cm" svg:y="10.816cm"><draw:text-box><text:p text:style-name="P8"><text:span text:style-name="T3">TVS69-105</text:span></text:p><text:p text:style-name="P9"><text:span text:style-name="T4">AR69-105</text:span></text:p></draw:text-box></draw:frame><draw:custom-shape draw:style-name="gr4" draw:text-style-name="P3" svg:width="1.253cm" svg:height="1.292cm" draw:transform="rotate (1.5707963267949) translate (11.9203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1.945cm" svg:y="10.816cm"><draw:text-box><text:p text:style-name="P8"><text:span text:style-name="T3">TVS69-107</text:span></text:p><text:p text:style-name="P9"><text:span text:style-name="T4">AR69-107</text:span></text:p></draw:text-box></draw:frame><draw:custom-shape draw:style-name="gr4" draw:text-style-name="P3" svg:width="1.253cm" svg:height="1.292cm" draw:transform="rotate (1.5707963267949) translate (14.329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4.356cm" svg:y="10.816cm"><draw:text-box><text:p text:style-name="P8"><text:span text:style-name="T3">TVS69-109</text:span></text:p><text:p text:style-name="P9"><text:span text:style-name="T4">AR69-109</text:span></text:p></draw:text-box></draw:frame><draw:custom-shape draw:style-name="gr4" draw:text-style-name="P3" svg:width="1.253cm" svg:height="1.292cm" draw:transform="rotate (1.5707963267949) translate (15.7391805555556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5.766cm" svg:y="10.816cm"><draw:text-box><text:p text:style-name="P8"><text:span text:style-name="T3">TVS69-111</text:span></text:p><text:p text:style-name="P9"><text:span text:style-name="T4">AR69-111</text:span></text:p></draw:text-box></draw:frame><draw:custom-shape draw:style-name="gr4" draw:text-style-name="P3" svg:width="1.253cm" svg:height="1.292cm" draw:transform="rotate (1.5707963267949) translate (17.146763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7.175cm" svg:y="10.816cm"><draw:text-box><text:p text:style-name="P8"><text:span text:style-name="T3">TVS69-113</text:span></text:p><text:p text:style-name="P9"><text:span text:style-name="T4">AR69-113</text:span></text:p></draw:text-box></draw:frame><draw:custom-shape draw:style-name="gr2" draw:text-style-name="P3" svg:width="1.253cm" svg:height="1.295cm" draw:transform="rotate (1.5707963267949) translate (18.5614027777778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8.588cm" svg:y="10.816cm"><draw:text-box><text:p text:style-name="P8"><text:span text:style-name="T3">TVS69-115</text:span></text:p><text:p text:style-name="P9"><text:span text:style-name="T4">AR69-115</text:span></text:p></draw:text-box></draw:frame><draw:custom-shape draw:style-name="gr4" draw:text-style-name="P3" svg:width="1.253cm" svg:height="1.292cm" draw:transform="rotate (1.5707963267949) translate (19.970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9.997cm" svg:y="10.816cm"><draw:text-box><text:p text:style-name="P8"><text:span text:style-name="T3">TVS69-117</text:span></text:p><text:p text:style-name="P9"><text:span text:style-name="T4">AR69-117</text:span></text:p></draw:text-box></draw:frame><draw:custom-shape draw:style-name="gr2" draw:text-style-name="P3" svg:width="1.253cm" svg:height="1.295cm" draw:transform="rotate (1.5707963267949) translate (21.3818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1.41cm" svg:y="10.816cm"><draw:text-box><text:p text:style-name="P8"><text:span text:style-name="T3">TVS69-119</text:span></text:p><text:p text:style-name="P9"><text:span text:style-name="T4">AR69-119</text:span></text:p></draw:text-box></draw:frame><draw:custom-shape draw:style-name="gr5" draw:text-style-name="P3" svg:width="1.253cm" svg:height="1.562cm" draw:transform="rotate (1.5707963267949) translate (23.0893055555556cm 12.236097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3.117cm" svg:y="11.313cm"><draw:text-box><text:p text:style-name="P8"><text:span text:style-name="T1">TVS69-122</text:span></text:p><text:p text:style-name="P9"><text:span text:style-name="T1">AR69-122</text:span></text:p><text:p text:style-name="P8"><text:span text:style-name="T1">GP69-122</text:span></text:p></draw:text-box></draw:frame><draw:custom-shape draw:style-name="gr5" draw:text-style-name="P3" svg:width="1.253cm" svg:height="1.562cm" draw:transform="rotate (1.5707963267949) translate (24.7350138888889cm 12.938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4.761cm" svg:y="12.021cm"><draw:text-box><text:p text:style-name="P8"><text:span text:style-name="T1">TVS69-124</text:span></text:p><text:p text:style-name="P9"><text:span text:style-name="T1">AR69-124</text:span></text:p><text:p text:style-name="P8"><text:span text:style-name="T1">GP69-124</text:span></text:p></draw:text-box></draw:frame><draw:custom-shape draw:style-name="gr5" draw:text-style-name="P3" svg:width="1.253cm" svg:height="1.562cm" draw:transform="rotate (1.5707963267949) translate (26.38425cm 12.273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6.411cm" svg:y="11.354cm"><draw:text-box><text:p text:style-name="P8"><text:span text:style-name="T1">TVS69-126</text:span></text:p><text:p text:style-name="P9"><text:span text:style-name="T1">AR69-126</text:span></text:p><text:p text:style-name="P8"><text:span text:style-name="T1">GP69-126</text:span></text:p></draw:text-box></draw:frame><draw:custom-shape draw:style-name="gr2" draw:text-style-name="P3" svg:width="1.253cm" svg:height="1.295cm" draw:transform="rotate (1.5707963267949) translate (1.29822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.323cm" svg:y="11.83cm"><draw:text-box><text:p text:style-name="P8"><text:span text:style-name="T3">TVS70-92</text:span></text:p><text:p text:style-name="P9"><text:span text:style-name="T4">AR70-92</text:span></text:p></draw:text-box></draw:frame><draw:custom-shape draw:style-name="gr4" draw:text-style-name="P3" svg:width="1.253cm" svg:height="1.292cm" draw:transform="rotate (1.5707963267949) translate (2.711097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.736cm" svg:y="11.83cm"><draw:text-box><text:p text:style-name="P8"><text:span text:style-name="T3">TVS70-94</text:span></text:p><text:p text:style-name="P9"><text:span text:style-name="T4">AR70-94</text:span></text:p></draw:text-box></draw:frame><draw:custom-shape draw:style-name="gr4" draw:text-style-name="P3" svg:width="1.253cm" svg:height="1.292cm" draw:transform="rotate (1.5707963267949) translate (4.12044444444445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4.145cm" svg:y="11.83cm"><draw:text-box><text:p text:style-name="P8"><text:span text:style-name="T3">TVS70-96</text:span></text:p><text:p text:style-name="P9"><text:span text:style-name="T4">AR70-96</text:span></text:p></draw:text-box></draw:frame><draw:custom-shape draw:style-name="gr2" draw:text-style-name="P3" svg:width="1.253cm" svg:height="1.295cm" draw:transform="rotate (1.5707963267949) translate (5.52979166666667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5.56cm" svg:y="11.83cm"><draw:text-box><text:p text:style-name="P8"><text:span text:style-name="T3">TVS70-98</text:span></text:p><text:p text:style-name="P9"><text:span text:style-name="T4">AR70-98</text:span></text:p></draw:text-box></draw:frame><draw:custom-shape draw:style-name="gr4" draw:text-style-name="P3" svg:width="1.253cm" svg:height="1.292cm" draw:transform="rotate (1.5707963267949) translate (6.9444305555555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6.969cm" svg:y="11.83cm"><draw:text-box><text:p text:style-name="P8"><text:span text:style-name="T3">TVS70-100</text:span></text:p><text:p text:style-name="P9"><text:span text:style-name="T4">AR70-100</text:span></text:p></draw:text-box></draw:frame><draw:custom-shape draw:style-name="gr4" draw:text-style-name="P3" svg:width="1.253cm" svg:height="1.292cm" draw:transform="rotate (1.5707963267949) translate (8.35377777777778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8.378cm" svg:y="11.83cm"><draw:text-box><text:p text:style-name="P8"><text:span text:style-name="T3">TVS70-102</text:span></text:p><text:p text:style-name="P9"><text:span text:style-name="T4">AR70-102</text:span></text:p></draw:text-box></draw:frame><draw:custom-shape draw:style-name="gr2" draw:text-style-name="P3" svg:width="1.253cm" svg:height="1.295cm" draw:transform="rotate (1.5707963267949) translate (9.76488888888889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39cm" svg:height="0.588cm" svg:x="9.793cm" svg:y="11.83cm"><draw:text-box><text:p text:style-name="P8"><text:span text:style-name="T3">TVS70-104</text:span></text:p><text:p text:style-name="P9"><text:span text:style-name="T4">AR70-104</text:span></text:p></draw:text-box></draw:frame><draw:custom-shape draw:style-name="gr4" draw:text-style-name="P3" svg:width="1.253cm" svg:height="1.292cm" draw:transform="rotate (1.5707963267949) translate (11.17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1.202cm" svg:y="11.83cm"><draw:text-box><text:p text:style-name="P8"><text:span text:style-name="T3">TVS70-106</text:span></text:p><text:p text:style-name="P9"><text:span text:style-name="T4">AR70-106</text:span></text:p></draw:text-box></draw:frame><draw:custom-shape draw:style-name="gr4" draw:text-style-name="P3" svg:width="1.253cm" svg:height="1.292cm" draw:transform="rotate (1.5707963267949) translate (12.63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2.659cm" svg:y="11.83cm"><draw:text-box><text:p text:style-name="P8"><text:span text:style-name="T3">TVS70-108</text:span></text:p><text:p text:style-name="P9"><text:span text:style-name="T4">AR70-108</text:span></text:p></draw:text-box></draw:frame><draw:custom-shape draw:style-name="gr4" draw:text-style-name="P3" svg:width="1.253cm" svg:height="1.292cm" draw:transform="rotate (1.5707963267949) translate (15.031861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5.06cm" svg:y="11.83cm"><draw:text-box><text:p text:style-name="P8"><text:span text:style-name="T3">TVS70-110</text:span></text:p><text:p text:style-name="P9"><text:span text:style-name="T4">AR70-110</text:span></text:p></draw:text-box></draw:frame><draw:custom-shape draw:style-name="gr4" draw:text-style-name="P3" svg:width="1.253cm" svg:height="1.292cm" draw:transform="rotate (1.5707963267949) translate (16.44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6.471cm" svg:y="11.83cm"><draw:text-box><text:p text:style-name="P8"><text:span text:style-name="T3">TVS70-112</text:span></text:p><text:p text:style-name="P9"><text:span text:style-name="T4">AR70-112</text:span></text:p></draw:text-box></draw:frame><draw:custom-shape draw:style-name="gr2" draw:text-style-name="P3" svg:width="1.253cm" svg:height="1.295cm" draw:transform="rotate (1.5707963267949) translate (17.8540833333333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7.88cm" svg:y="11.83cm"><draw:text-box><text:p text:style-name="P8"><text:span text:style-name="T3">TVS70-114</text:span></text:p><text:p text:style-name="P9"><text:span text:style-name="T4">AR70-114</text:span></text:p></draw:text-box></draw:frame><draw:custom-shape draw:style-name="gr4" draw:text-style-name="P3" svg:width="1.253cm" svg:height="1.292cm" draw:transform="rotate (1.5707963267949) translate (19.2687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9.293cm" svg:y="11.83cm"><draw:text-box><text:p text:style-name="P8"><text:span text:style-name="T3">TVS70-116</text:span></text:p><text:p text:style-name="P9"><text:span text:style-name="T4">AR70-116</text:span></text:p></draw:text-box></draw:frame><draw:custom-shape draw:style-name="gr4" draw:text-style-name="P3" svg:width="1.253cm" svg:height="1.292cm" draw:transform="rotate (1.5707963267949) translate (20.6780694444444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0.703cm" svg:y="11.83cm"><draw:text-box><text:p text:style-name="P8"><text:span text:style-name="T3">TVS70-118</text:span></text:p><text:p text:style-name="P9"><text:span text:style-name="T4">AR70-118</text:span></text:p></draw:text-box></draw:frame><draw:custom-shape draw:style-name="gr5" draw:text-style-name="P3" svg:width="1.253cm" svg:height="1.562cm" draw:transform="rotate (1.5707963267949) translate (23.0893055555556cm 13.800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3.117cm" svg:y="12.883cm"><draw:text-box><text:p text:style-name="P8"><text:span text:style-name="T1">TVS70-122</text:span></text:p><text:p text:style-name="P9"><text:span text:style-name="T1">AR70-122</text:span></text:p><text:p text:style-name="P8"><text:span text:style-name="T1">GP70-122</text:span></text:p></draw:text-box></draw:frame><draw:custom-shape draw:style-name="gr5" draw:text-style-name="P3" svg:width="1.253cm" svg:height="1.562cm" draw:transform="rotate (1.5707963267949) translate (24.7350138888889cm 14.506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4.761cm" svg:y="13.585cm"><draw:text-box><text:p text:style-name="P8"><text:span text:style-name="T1">TVS70-124</text:span></text:p><text:p text:style-name="P9"><text:span text:style-name="T1">AR70-124</text:span></text:p><text:p text:style-name="P8"><text:span text:style-name="T1">GP70-124</text:span></text:p></draw:text-box></draw:frame><draw:custom-shape draw:style-name="gr5" draw:text-style-name="P3" svg:width="1.253cm" svg:height="1.562cm" draw:transform="rotate (1.5707963267949) translate (26.38425cm 13.839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6.411cm" svg:y="12.922cm"><draw:text-box><text:p text:style-name="P8"><text:span text:style-name="T1">TVS70-126</text:span></text:p><text:p text:style-name="P9"><text:span text:style-name="T1">AR70-126</text:span></text:p><text:p text:style-name="P8"><text:span text:style-name="T1">GP70-126</text:span></text:p></draw:text-box></draw:frame><draw:custom-shape draw:style-name="gr4" draw:text-style-name="P3" svg:width="1.255cm" svg:height="1.292cm" draw:transform="rotate (1.5707963267949) translate (0.590902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0.617cm" svg:y="12.848cm"><draw:text-box><text:p text:style-name="P8"><text:span text:style-name="T3">TVS71-91</text:span></text:p><text:p text:style-name="P9"><text:span text:style-name="T4">AR71-91</text:span></text:p></draw:text-box></draw:frame><draw:custom-shape draw:style-name="gr2" draw:text-style-name="P3" svg:width="1.255cm" svg:height="1.295cm" draw:transform="rotate (1.5707963267949) translate (2.00377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.03cm" svg:y="12.848cm"><draw:text-box><text:p text:style-name="P8"><text:span text:style-name="T3">TVS71-93</text:span></text:p><text:p text:style-name="P9"><text:span text:style-name="T4">AR71-93</text:span></text:p></draw:text-box></draw:frame><draw:custom-shape draw:style-name="gr4" draw:text-style-name="P3" svg:width="1.255cm" svg:height="1.292cm" draw:transform="rotate (1.5707963267949) translate (3.4148888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3.439cm" svg:y="12.848cm"><draw:text-box><text:p text:style-name="P8"><text:span text:style-name="T3">TVS71-95</text:span></text:p><text:p text:style-name="P9"><text:span text:style-name="T4">AR71-95</text:span></text:p></draw:text-box></draw:frame><draw:custom-shape draw:style-name="gr4" draw:text-style-name="P3" svg:width="1.255cm" svg:height="1.292cm" draw:transform="rotate (1.5707963267949) translate (4.82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4.852cm" svg:y="12.848cm"><draw:text-box><text:p text:style-name="P8"><text:span text:style-name="T3">TVS71-97</text:span></text:p><text:p text:style-name="P9"><text:span text:style-name="T4">AR71-97</text:span></text:p></draw:text-box></draw:frame><draw:custom-shape draw:style-name="gr2" draw:text-style-name="P3" svg:width="1.255cm" svg:height="1.295cm" draw:transform="rotate (1.5707963267949) translate (6.23534722222222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6.263cm" svg:y="12.848cm"><draw:text-box><text:p text:style-name="P8"><text:span text:style-name="T3">TVS71-99</text:span></text:p><text:p text:style-name="P9"><text:span text:style-name="T4">AR71-99</text:span></text:p></draw:text-box></draw:frame><draw:custom-shape draw:style-name="gr4" draw:text-style-name="P3" svg:width="1.255cm" svg:height="1.292cm" draw:transform="rotate (1.5707963267949) translate (7.6499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7.675cm" svg:y="12.848cm"><draw:text-box><text:p text:style-name="P8"><text:span text:style-name="T3">TVS71-101</text:span></text:p><text:p text:style-name="P9"><text:span text:style-name="T4">AR71-101</text:span></text:p></draw:text-box></draw:frame><draw:custom-shape draw:style-name="gr4" draw:text-style-name="P3" svg:width="1.255cm" svg:height="1.292cm" draw:transform="rotate (1.5707963267949) translate (9.05933333333334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9.084cm" svg:y="12.848cm"><draw:text-box><text:p text:style-name="P8"><text:span text:style-name="T3">TVS71-103</text:span></text:p><text:p text:style-name="P9"><text:span text:style-name="T4">AR71-103</text:span></text:p></draw:text-box></draw:frame><draw:custom-shape draw:style-name="gr4" draw:text-style-name="P3" svg:width="1.255cm" svg:height="1.292cm" draw:transform="rotate (1.5707963267949) translate (10.472208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0.499cm" svg:y="12.848cm"><draw:text-box><text:p text:style-name="P8"><text:span text:style-name="T3">TVS71-105</text:span></text:p><text:p text:style-name="P9"><text:span text:style-name="T4">AR71-105</text:span></text:p></draw:text-box></draw:frame><draw:custom-shape draw:style-name="gr4" draw:text-style-name="P3" svg:width="1.255cm" svg:height="1.292cm" draw:transform="rotate (1.5707963267949) translate (11.92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1.954cm" svg:y="12.848cm"><draw:text-box><text:p text:style-name="P8"><text:span text:style-name="T3">TVS71-107</text:span></text:p><text:p text:style-name="P9"><text:span text:style-name="T4">AR71-107</text:span></text:p></draw:text-box></draw:frame><draw:custom-shape draw:style-name="gr4" draw:text-style-name="P3" svg:width="1.255cm" svg:height="1.292cm" draw:transform="rotate (1.5707963267949) translate (14.329833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4.356cm" svg:y="12.848cm"><draw:text-box><text:p text:style-name="P8"><text:span text:style-name="T3">TVS71-109</text:span></text:p><text:p text:style-name="P9"><text:span text:style-name="T4">AR71-109</text:span></text:p></draw:text-box></draw:frame><draw:custom-shape draw:style-name="gr4" draw:text-style-name="P3" svg:width="1.255cm" svg:height="1.292cm" draw:transform="rotate (1.5707963267949) translate (15.73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5.766cm" svg:y="12.848cm"><draw:text-box><text:p text:style-name="P8"><text:span text:style-name="T3">TVS71-111</text:span></text:p><text:p text:style-name="P9"><text:span text:style-name="T4">AR71-111</text:span></text:p></draw:text-box></draw:frame><draw:custom-shape draw:style-name="gr4" draw:text-style-name="P3" svg:width="1.255cm" svg:height="1.292cm" draw:transform="rotate (1.5707963267949) translate (17.146763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7.175cm" svg:y="12.848cm"><draw:text-box><text:p text:style-name="P8"><text:span text:style-name="T3">TVS71-113</text:span></text:p><text:p text:style-name="P9"><text:span text:style-name="T4">AR71-113</text:span></text:p></draw:text-box></draw:frame><draw:custom-shape draw:style-name="gr2" draw:text-style-name="P3" svg:width="1.255cm" svg:height="1.295cm" draw:transform="rotate (1.5707963267949) translate (18.561402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8.588cm" svg:y="12.848cm"><draw:text-box><text:p text:style-name="P8"><text:span text:style-name="T3">TVS71-115</text:span></text:p><text:p text:style-name="P9"><text:span text:style-name="T4">AR71-115</text:span></text:p></draw:text-box></draw:frame><draw:custom-shape draw:style-name="gr4" draw:text-style-name="P3" svg:width="1.255cm" svg:height="1.292cm" draw:transform="rotate (1.5707963267949) translate (19.97075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9.997cm" svg:y="12.848cm"><draw:text-box><text:p text:style-name="P8"><text:span text:style-name="T3">TVS71-117</text:span></text:p><text:p text:style-name="P9"><text:span text:style-name="T4">AR71-117</text:span></text:p></draw:text-box></draw:frame><draw:custom-shape draw:style-name="gr2" draw:text-style-name="P3" svg:width="1.255cm" svg:height="1.295cm" draw:transform="rotate (1.5707963267949) translate (21.381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1.41cm" svg:y="12.848cm"><draw:text-box><text:p text:style-name="P8"><text:span text:style-name="T3">TVS71-119</text:span></text:p><text:p text:style-name="P9"><text:span text:style-name="T4">AR71-119</text:span></text:p></draw:text-box></draw:frame><draw:custom-shape draw:style-name="gr5" draw:text-style-name="P3" svg:width="1.253cm" svg:height="1.562cm" draw:transform="rotate (1.5707963267949) translate (23.0893055555556cm 15.365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3.117cm" svg:y="14.446cm"><draw:text-box><text:p text:style-name="P8"><text:span text:style-name="T1">TVS71-122</text:span></text:p><text:p text:style-name="P9"><text:span text:style-name="T1">AR71-122</text:span></text:p><text:p text:style-name="P8"><text:span text:style-name="T1">GP71-122</text:span></text:p></draw:text-box></draw:frame><draw:custom-shape draw:style-name="gr5" draw:text-style-name="P3" svg:width="1.253cm" svg:height="1.562cm" draw:transform="rotate (1.5707963267949) translate (24.7350138888889cm 16.07079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4.761cm" svg:y="15.153cm"><draw:text-box><text:p text:style-name="P8"><text:span text:style-name="T1">TVS71-124</text:span></text:p><text:p text:style-name="P9"><text:span text:style-name="T1">AR71-124</text:span></text:p><text:p text:style-name="P8"><text:span text:style-name="T1">GP71-124</text:span></text:p></draw:text-box></draw:frame><draw:custom-shape draw:style-name="gr5" draw:text-style-name="P3" svg:width="1.253cm" svg:height="1.562cm" draw:transform="rotate (1.5707963267949) translate (26.38425cm 15.405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6.411cm" svg:y="14.485cm"><draw:text-box><text:p text:style-name="P8"><text:span text:style-name="T1">TVS71-126</text:span></text:p><text:p text:style-name="P9"><text:span text:style-name="T1">AR71-126</text:span></text:p><text:p text:style-name="P8"><text:span text:style-name="T1">GP71-126</text:span></text:p></draw:text-box></draw:frame><draw:custom-shape draw:style-name="gr2" draw:text-style-name="P3" svg:width="1.253cm" svg:height="1.295cm" draw:transform="rotate (1.5707963267949) translate (1.29822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.323cm" svg:y="13.868cm"><draw:text-box><text:p text:style-name="P8"><text:span text:style-name="T3">TVS72-92</text:span></text:p><text:p text:style-name="P9"><text:span text:style-name="T4">AR72-92</text:span></text:p></draw:text-box></draw:frame><draw:custom-shape draw:style-name="gr4" draw:text-style-name="P3" svg:width="1.253cm" svg:height="1.292cm" draw:transform="rotate (1.5707963267949) translate (2.711097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.736cm" svg:y="13.868cm"><draw:text-box><text:p text:style-name="P8"><text:span text:style-name="T3">TVS72-94</text:span></text:p><text:p text:style-name="P9"><text:span text:style-name="T4">AR72-94</text:span></text:p></draw:text-box></draw:frame><draw:custom-shape draw:style-name="gr4" draw:text-style-name="P3" svg:width="1.253cm" svg:height="1.292cm" draw:transform="rotate (1.5707963267949) translate (4.12044444444445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4.145cm" svg:y="13.868cm"><draw:text-box><text:p text:style-name="P8"><text:span text:style-name="T3">TVS72-96</text:span></text:p><text:p text:style-name="P9"><text:span text:style-name="T4">AR72-96</text:span></text:p></draw:text-box></draw:frame><draw:custom-shape draw:style-name="gr2" draw:text-style-name="P3" svg:width="1.253cm" svg:height="1.295cm" draw:transform="rotate (1.5707963267949) translate (5.52979166666667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5.56cm" svg:y="13.868cm"><draw:text-box><text:p text:style-name="P8"><text:span text:style-name="T3">TVS72-98</text:span></text:p><text:p text:style-name="P9"><text:span text:style-name="T4">AR72-98</text:span></text:p></draw:text-box></draw:frame><draw:custom-shape draw:style-name="gr4" draw:text-style-name="P3" svg:width="1.253cm" svg:height="1.292cm" draw:transform="rotate (1.5707963267949) translate (6.9444305555555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6.969cm" svg:y="13.868cm"><draw:text-box><text:p text:style-name="P8"><text:span text:style-name="T3">TVS72-100</text:span></text:p><text:p text:style-name="P9"><text:span text:style-name="T4">AR72-100</text:span></text:p></draw:text-box></draw:frame><draw:custom-shape draw:style-name="gr4" draw:text-style-name="P3" svg:width="1.253cm" svg:height="1.292cm" draw:transform="rotate (1.5707963267949) translate (8.35377777777778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8.378cm" svg:y="13.868cm"><draw:text-box><text:p text:style-name="P8"><text:span text:style-name="T3">TVS72-102</text:span></text:p><text:p text:style-name="P9"><text:span text:style-name="T4">AR72-102</text:span></text:p></draw:text-box></draw:frame><draw:custom-shape draw:style-name="gr2" draw:text-style-name="P3" svg:width="1.253cm" svg:height="1.295cm" draw:transform="rotate (1.5707963267949) translate (9.76488888888889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39cm" svg:height="0.588cm" svg:x="9.793cm" svg:y="13.868cm"><draw:text-box><text:p text:style-name="P8"><text:span text:style-name="T3">TVS72-104</text:span></text:p><text:p text:style-name="P9"><text:span text:style-name="T4">AR72-104</text:span></text:p></draw:text-box></draw:frame><draw:custom-shape draw:style-name="gr4" draw:text-style-name="P3" svg:width="1.253cm" svg:height="1.292cm" draw:transform="rotate (1.5707963267949) translate (11.17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1.202cm" svg:y="13.868cm"><draw:text-box><text:p text:style-name="P8"><text:span text:style-name="T3">TVS72-106</text:span></text:p><text:p text:style-name="P9"><text:span text:style-name="T4">AR72-106</text:span></text:p></draw:text-box></draw:frame><draw:custom-shape draw:style-name="gr4" draw:text-style-name="P3" svg:width="1.253cm" svg:height="1.292cm" draw:transform="rotate (1.5707963267949) translate (12.63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2.659cm" svg:y="13.868cm"><draw:text-box><text:p text:style-name="P8"><text:span text:style-name="T3">TVS72-108</text:span></text:p><text:p text:style-name="P9"><text:span text:style-name="T4">AR72-108</text:span></text:p></draw:text-box></draw:frame><draw:custom-shape draw:style-name="gr4" draw:text-style-name="P3" svg:width="1.253cm" svg:height="1.292cm" draw:transform="rotate (1.5707963267949) translate (15.031861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5.06cm" svg:y="13.868cm"><draw:text-box><text:p text:style-name="P8"><text:span text:style-name="T3">TVS72-110</text:span></text:p><text:p text:style-name="P9"><text:span text:style-name="T4">AR72-110</text:span></text:p></draw:text-box></draw:frame><draw:custom-shape draw:style-name="gr4" draw:text-style-name="P3" svg:width="1.253cm" svg:height="1.292cm" draw:transform="rotate (1.5707963267949) translate (16.44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6.471cm" svg:y="13.868cm"><draw:text-box><text:p text:style-name="P8"><text:span text:style-name="T3">TVS72-112</text:span></text:p><text:p text:style-name="P9"><text:span text:style-name="T4">AR72-112</text:span></text:p></draw:text-box></draw:frame><draw:custom-shape draw:style-name="gr2" draw:text-style-name="P3" svg:width="1.253cm" svg:height="1.295cm" draw:transform="rotate (1.5707963267949) translate (17.8540833333333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7.88cm" svg:y="13.868cm"><draw:text-box><text:p text:style-name="P8"><text:span text:style-name="T3">TVS72-114</text:span></text:p><text:p text:style-name="P9"><text:span text:style-name="T4">AR72-114</text:span></text:p></draw:text-box></draw:frame><draw:custom-shape draw:style-name="gr4" draw:text-style-name="P3" svg:width="1.253cm" svg:height="1.292cm" draw:transform="rotate (1.5707963267949) translate (19.2687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19.293cm" svg:y="13.868cm"><draw:text-box><text:p text:style-name="P8"><text:span text:style-name="T3">TVS72-116</text:span></text:p><text:p text:style-name="P9"><text:span text:style-name="T4">AR72-116</text:span></text:p></draw:text-box></draw:frame><draw:custom-shape draw:style-name="gr4" draw:text-style-name="P3" svg:width="1.253cm" svg:height="1.292cm" draw:transform="rotate (1.5707963267949) translate (20.6780694444444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8cm" svg:x="20.703cm" svg:y="13.868cm"><draw:text-box><text:p text:style-name="P8"><text:span text:style-name="T3">TVS72-118</text:span></text:p><text:p text:style-name="P9"><text:span text:style-name="T4">AR72-118</text:span></text:p></draw:text-box></draw:frame><draw:custom-shape draw:style-name="gr5" draw:text-style-name="P3" svg:width="1.253cm" svg:height="1.562cm" draw:transform="rotate (1.5707963267949) translate (23.0893055555556cm 16.93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8cm" svg:x="23.117cm" svg:y="16.012cm"><draw:text-box><text:p text:style-name="P8"><text:span text:style-name="T1">TVS72-122</text:span></text:p><text:p text:style-name="P9"><text:span text:style-name="T1">AR72-122</text:span></text:p><text:p text:style-name="P8"><text:span text:style-name="T1">GP72-122</text:span></text:p></draw:text-box></draw:frame><draw:custom-shape draw:style-name="gr5" draw:text-style-name="P3" svg:width="1.253cm" svg:height="1.562cm" draw:transform="rotate (1.5707963267949) translate (24.7350138888889cm 17.637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0" svg:width="1.243cm" svg:height="0.586cm" svg:x="24.761cm" svg:y="16.72cm"><draw:text-box><text:p text:style-name="P8"><text:span text:style-name="T1">TVS72-124</text:span></text:p><text:p text:style-name="P9"><text:span text:style-name="T1">AR72-124</text:span></text:p><text:p text:style-name="P8"><text:span text:style-name="T1">GP72-124</text:span></text:p></draw:text-box></draw:frame><draw:custom-shape draw:style-name="gr4" draw:text-style-name="P3" svg:width="1.253cm" svg:height="1.292cm" draw:transform="rotate (1.5707963267949) translate (3.4148888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3.439cm" svg:y="14.887cm"><draw:text-box><text:p text:style-name="P8"><text:span text:style-name="T3">TVS73-95</text:span></text:p><text:p text:style-name="P9"><text:span text:style-name="T4">AR73-95</text:span></text:p></draw:text-box></draw:frame><draw:custom-shape draw:style-name="gr4" draw:text-style-name="P3" svg:width="1.253cm" svg:height="1.292cm" draw:transform="rotate (1.5707963267949) translate (4.82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4.852cm" svg:y="14.887cm"><draw:text-box><text:p text:style-name="P8"><text:span text:style-name="T3">TVS73-97</text:span></text:p><text:p text:style-name="P9"><text:span text:style-name="T4">AR73-97</text:span></text:p></draw:text-box></draw:frame><draw:custom-shape draw:style-name="gr2" draw:text-style-name="P3" svg:width="1.253cm" svg:height="1.295cm" draw:transform="rotate (1.5707963267949) translate (6.23534722222222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6.263cm" svg:y="14.887cm"><draw:text-box><text:p text:style-name="P8"><text:span text:style-name="T3">TVS73-99</text:span></text:p><text:p text:style-name="P9"><text:span text:style-name="T4">AR73-99</text:span></text:p></draw:text-box></draw:frame><draw:custom-shape draw:style-name="gr4" draw:text-style-name="P3" svg:width="1.253cm" svg:height="1.292cm" draw:transform="rotate (1.5707963267949) translate (7.6499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7.675cm" svg:y="14.887cm"><draw:text-box><text:p text:style-name="P8"><text:span text:style-name="T3">TVS73-101</text:span></text:p><text:p text:style-name="P9"><text:span text:style-name="T4">AR73-101</text:span></text:p></draw:text-box></draw:frame><draw:custom-shape draw:style-name="gr4" draw:text-style-name="P3" svg:width="1.253cm" svg:height="1.292cm" draw:transform="rotate (1.5707963267949) translate (9.05933333333334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9.084cm" svg:y="14.887cm"><draw:text-box><text:p text:style-name="P8"><text:span text:style-name="T3">TVS73-103</text:span></text:p><text:p text:style-name="P9"><text:span text:style-name="T4">AR73-103</text:span></text:p></draw:text-box></draw:frame><draw:custom-shape draw:style-name="gr4" draw:text-style-name="P3" svg:width="1.253cm" svg:height="1.292cm" draw:transform="rotate (1.5707963267949) translate (10.472208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0.499cm" svg:y="14.887cm"><draw:text-box><text:p text:style-name="P8"><text:span text:style-name="T3">TVS73-105</text:span></text:p><text:p text:style-name="P9"><text:span text:style-name="T4">AR73-105</text:span></text:p></draw:text-box></draw:frame><draw:custom-shape draw:style-name="gr4" draw:text-style-name="P3" svg:width="1.253cm" svg:height="1.292cm" draw:transform="rotate (1.5707963267949) translate (11.92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1.954cm" svg:y="14.887cm"><draw:text-box><text:p text:style-name="P8"><text:span text:style-name="T3">TVS73-107</text:span></text:p><text:p text:style-name="P9"><text:span text:style-name="T4">AR73-107</text:span></text:p></draw:text-box></draw:frame><draw:custom-shape draw:style-name="gr4" draw:text-style-name="P3" svg:width="1.253cm" svg:height="1.292cm" draw:transform="rotate (1.5707963267949) translate (14.329833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4.356cm" svg:y="14.887cm"><draw:text-box><text:p text:style-name="P8"><text:span text:style-name="T3">TVS73-109</text:span></text:p><text:p text:style-name="P9"><text:span text:style-name="T4">AR73-109</text:span></text:p></draw:text-box></draw:frame><draw:custom-shape draw:style-name="gr4" draw:text-style-name="P3" svg:width="1.253cm" svg:height="1.292cm" draw:transform="rotate (1.5707963267949) translate (15.73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5.766cm" svg:y="14.887cm"><draw:text-box><text:p text:style-name="P8"><text:span text:style-name="T3">TVS73-111</text:span></text:p><text:p text:style-name="P9"><text:span text:style-name="T4">AR73-111</text:span></text:p></draw:text-box></draw:frame><draw:custom-shape draw:style-name="gr4" draw:text-style-name="P3" svg:width="1.253cm" svg:height="1.292cm" draw:transform="rotate (1.5707963267949) translate (17.146763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7.175cm" svg:y="14.887cm"><draw:text-box><text:p text:style-name="P8"><text:span text:style-name="T3">TVS73-113</text:span></text:p><text:p text:style-name="P9"><text:span text:style-name="T4">AR73-113</text:span></text:p></draw:text-box></draw:frame><draw:custom-shape draw:style-name="gr2" draw:text-style-name="P3" svg:width="1.253cm" svg:height="1.295cm" draw:transform="rotate (1.5707963267949) translate (18.5614027777778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8.588cm" svg:y="14.887cm"><draw:text-box><text:p text:style-name="P8"><text:span text:style-name="T3">TVS73-115</text:span></text:p><text:p text:style-name="P9"><text:span text:style-name="T4">AR73-115</text:span></text:p></draw:text-box></draw:frame><draw:custom-shape draw:style-name="gr4" draw:text-style-name="P3" svg:width="1.253cm" svg:height="1.292cm" draw:transform="rotate (1.5707963267949) translate (19.97075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9.997cm" svg:y="14.887cm"><draw:text-box><text:p text:style-name="P8"><text:span text:style-name="T3">TVS73-117</text:span></text:p><text:p text:style-name="P9"><text:span text:style-name="T4">AR73-117</text:span></text:p></draw:text-box></draw:frame><draw:custom-shape draw:style-name="gr2" draw:text-style-name="P3" svg:width="1.253cm" svg:height="1.295cm" draw:transform="rotate (1.5707963267949) translate (21.381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1.41cm" svg:y="14.887cm"><draw:text-box><text:p text:style-name="P8"><text:span text:style-name="T3">TVS73-119</text:span></text:p><text:p text:style-name="P9"><text:span text:style-name="T4">AR73-119</text:span></text:p></draw:text-box></draw:frame><draw:custom-shape draw:style-name="gr4" draw:text-style-name="P3" svg:width="1.253cm" svg:height="1.292cm" draw:transform="rotate (1.5707963267949) translate (4.12044444444445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4.145cm" svg:y="15.905cm"><draw:text-box><text:p text:style-name="P8"><text:span text:style-name="T3">TVS74-96</text:span></text:p><text:p text:style-name="P9"><text:span text:style-name="T4">AR74-96</text:span></text:p></draw:text-box></draw:frame><draw:custom-shape draw:style-name="gr2" draw:text-style-name="P3" svg:width="1.253cm" svg:height="1.295cm" draw:transform="rotate (1.5707963267949) translate (5.52979166666667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5.56cm" svg:y="15.905cm"><draw:text-box><text:p text:style-name="P8"><text:span text:style-name="T3">TVS74-98</text:span></text:p><text:p text:style-name="P9"><text:span text:style-name="T4">AR74-98</text:span></text:p></draw:text-box></draw:frame><draw:custom-shape draw:style-name="gr4" draw:text-style-name="P3" svg:width="1.253cm" svg:height="1.292cm" draw:transform="rotate (1.5707963267949) translate (6.9444305555555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6.969cm" svg:y="15.905cm"><draw:text-box><text:p text:style-name="P8"><text:span text:style-name="T3">TVS74-100</text:span></text:p><text:p text:style-name="P9"><text:span text:style-name="T4">AR74-100</text:span></text:p></draw:text-box></draw:frame><draw:custom-shape draw:style-name="gr4" draw:text-style-name="P3" svg:width="1.253cm" svg:height="1.292cm" draw:transform="rotate (1.5707963267949) translate (8.35377777777778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8.378cm" svg:y="15.905cm"><draw:text-box><text:p text:style-name="P8"><text:span text:style-name="T3">TVS74-102</text:span></text:p><text:p text:style-name="P9"><text:span text:style-name="T4">AR74-102</text:span></text:p></draw:text-box></draw:frame><draw:custom-shape draw:style-name="gr2" draw:text-style-name="P3" svg:width="1.253cm" svg:height="1.295cm" draw:transform="rotate (1.5707963267949) translate (9.76488888888889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39cm" svg:height="0.586cm" svg:x="9.793cm" svg:y="15.905cm"><draw:text-box><text:p text:style-name="P8"><text:span text:style-name="T3">TVS74-104</text:span></text:p><text:p text:style-name="P9"><text:span text:style-name="T4">AR74-104</text:span></text:p></draw:text-box></draw:frame><draw:custom-shape draw:style-name="gr4" draw:text-style-name="P3" svg:width="1.253cm" svg:height="1.292cm" draw:transform="rotate (1.5707963267949) translate (11.17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1.202cm" svg:y="15.905cm"><draw:text-box><text:p text:style-name="P8"><text:span text:style-name="T3">TVS74-106</text:span></text:p><text:p text:style-name="P9"><text:span text:style-name="T4">AR74-106</text:span></text:p></draw:text-box></draw:frame><draw:custom-shape draw:style-name="gr4" draw:text-style-name="P3" svg:width="1.253cm" svg:height="1.292cm" draw:transform="rotate (1.5707963267949) translate (12.63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2.659cm" svg:y="15.905cm"><draw:text-box><text:p text:style-name="P8"><text:span text:style-name="T3">TVS74-108</text:span></text:p><text:p text:style-name="P9"><text:span text:style-name="T4">AR74-108</text:span></text:p></draw:text-box></draw:frame><draw:custom-shape draw:style-name="gr4" draw:text-style-name="P3" svg:width="1.253cm" svg:height="1.292cm" draw:transform="rotate (1.5707963267949) translate (15.031861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5.06cm" svg:y="15.905cm"><draw:text-box><text:p text:style-name="P8"><text:span text:style-name="T3">TVS74-110</text:span></text:p><text:p text:style-name="P9"><text:span text:style-name="T4">AR74-110</text:span></text:p></draw:text-box></draw:frame><draw:custom-shape draw:style-name="gr4" draw:text-style-name="P3" svg:width="1.253cm" svg:height="1.292cm" draw:transform="rotate (1.5707963267949) translate (16.44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6.471cm" svg:y="15.905cm"><draw:text-box><text:p text:style-name="P8"><text:span text:style-name="T3">TVS74-112</text:span></text:p><text:p text:style-name="P9"><text:span text:style-name="T4">AR74-112</text:span></text:p></draw:text-box></draw:frame><draw:custom-shape draw:style-name="gr2" draw:text-style-name="P3" svg:width="1.253cm" svg:height="1.295cm" draw:transform="rotate (1.5707963267949) translate (17.8540833333333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7.88cm" svg:y="15.905cm"><draw:text-box><text:p text:style-name="P8"><text:span text:style-name="T3">TVS74-114</text:span></text:p><text:p text:style-name="P9"><text:span text:style-name="T4">AR74-114</text:span></text:p></draw:text-box></draw:frame><draw:custom-shape draw:style-name="gr4" draw:text-style-name="P3" svg:width="1.253cm" svg:height="1.292cm" draw:transform="rotate (1.5707963267949) translate (19.2687222222222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9.293cm" svg:y="15.905cm"><draw:text-box><text:p text:style-name="P8"><text:span text:style-name="T3">TVS74-116</text:span></text:p><text:p text:style-name="P9"><text:span text:style-name="T4">AR74-116</text:span></text:p></draw:text-box></draw:frame><draw:custom-shape draw:style-name="gr4" draw:text-style-name="P3" svg:width="1.253cm" svg:height="1.292cm" draw:transform="rotate (1.5707963267949) translate (20.6780694444444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0.703cm" svg:y="15.905cm"><draw:text-box><text:p text:style-name="P8"><text:span text:style-name="T3">TVS74-118</text:span></text:p><text:p text:style-name="P9"><text:span text:style-name="T4">AR74-118</text:span></text:p></draw:text-box></draw:frame><draw:custom-shape draw:style-name="gr4" draw:text-style-name="P3" svg:width="1.253cm" svg:height="1.292cm" draw:transform="rotate (1.5707963267949) translate (4.82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4.852cm" svg:y="16.923cm"><draw:text-box><text:p text:style-name="P8"><text:span text:style-name="T3">TVS75-97</text:span></text:p><text:p text:style-name="P9"><text:span text:style-name="T4">AR75-97</text:span></text:p></draw:text-box></draw:frame><draw:custom-shape draw:style-name="gr2" draw:text-style-name="P3" svg:width="1.253cm" svg:height="1.295cm" draw:transform="rotate (1.5707963267949) translate (6.23534722222222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6.263cm" svg:y="16.923cm"><draw:text-box><text:p text:style-name="P8"><text:span text:style-name="T3">TVS75-99</text:span></text:p><text:p text:style-name="P9"><text:span text:style-name="T4">AR75-99</text:span></text:p></draw:text-box></draw:frame><draw:custom-shape draw:style-name="gr4" draw:text-style-name="P3" svg:width="1.253cm" svg:height="1.292cm" draw:transform="rotate (1.5707963267949) translate (7.6499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7.675cm" svg:y="16.923cm"><draw:text-box><text:p text:style-name="P8"><text:span text:style-name="T3">TVS75-101</text:span></text:p><text:p text:style-name="P9"><text:span text:style-name="T4">AR75-101</text:span></text:p></draw:text-box></draw:frame><draw:custom-shape draw:style-name="gr4" draw:text-style-name="P3" svg:width="1.253cm" svg:height="1.292cm" draw:transform="rotate (1.5707963267949) translate (9.05933333333334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9.084cm" svg:y="16.923cm"><draw:text-box><text:p text:style-name="P8"><text:span text:style-name="T3">TVS75-103</text:span></text:p><text:p text:style-name="P9"><text:span text:style-name="T4">AR75-103</text:span></text:p></draw:text-box></draw:frame><draw:custom-shape draw:style-name="gr4" draw:text-style-name="P3" svg:width="1.253cm" svg:height="1.292cm" draw:transform="rotate (1.5707963267949) translate (10.472208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0.499cm" svg:y="16.923cm"><draw:text-box><text:p text:style-name="P8"><text:span text:style-name="T3">TVS75-105</text:span></text:p><text:p text:style-name="P9"><text:span text:style-name="T4">AR75-105</text:span></text:p></draw:text-box></draw:frame><draw:custom-shape draw:style-name="gr4" draw:text-style-name="P3" svg:width="1.253cm" svg:height="1.292cm" draw:transform="rotate (1.5707963267949) translate (11.92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1.954cm" svg:y="16.923cm"><draw:text-box><text:p text:style-name="P8"><text:span text:style-name="T3">TVS75-107</text:span></text:p><text:p text:style-name="P9"><text:span text:style-name="T4">AR75-107</text:span></text:p></draw:text-box></draw:frame><draw:custom-shape draw:style-name="gr4" draw:text-style-name="P3" svg:width="1.253cm" svg:height="1.292cm" draw:transform="rotate (1.5707963267949) translate (14.329833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4.356cm" svg:y="16.923cm"><draw:text-box><text:p text:style-name="P8"><text:span text:style-name="T3">TVS75-109</text:span></text:p><text:p text:style-name="P9"><text:span text:style-name="T4">AR75-109</text:span></text:p></draw:text-box></draw:frame><draw:custom-shape draw:style-name="gr4" draw:text-style-name="P3" svg:width="1.253cm" svg:height="1.292cm" draw:transform="rotate (1.5707963267949) translate (15.73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5.766cm" svg:y="16.923cm"><draw:text-box><text:p text:style-name="P8"><text:span text:style-name="T3">TVS75-111</text:span></text:p><text:p text:style-name="P9"><text:span text:style-name="T4">AR75-111</text:span></text:p></draw:text-box></draw:frame><draw:custom-shape draw:style-name="gr4" draw:text-style-name="P3" svg:width="1.253cm" svg:height="1.292cm" draw:transform="rotate (1.5707963267949) translate (17.1467638888889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7.175cm" svg:y="16.923cm"><draw:text-box><text:p text:style-name="P8"><text:span text:style-name="T3">TVS75-113</text:span></text:p><text:p text:style-name="P9"><text:span text:style-name="T4">AR75-113</text:span></text:p></draw:text-box></draw:frame><draw:custom-shape draw:style-name="gr2" draw:text-style-name="P3" svg:width="1.253cm" svg:height="1.295cm" draw:transform="rotate (1.5707963267949) translate (18.5614027777778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8.588cm" svg:y="16.923cm"><draw:text-box><text:p text:style-name="P8"><text:span text:style-name="T3">TVS75-115</text:span></text:p><text:p text:style-name="P9"><text:span text:style-name="T4">AR75-115</text:span></text:p></draw:text-box></draw:frame><draw:custom-shape draw:style-name="gr4" draw:text-style-name="P3" svg:width="1.253cm" svg:height="1.292cm" draw:transform="rotate (1.5707963267949) translate (19.97075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19.997cm" svg:y="16.923cm"><draw:text-box><text:p text:style-name="P8"><text:span text:style-name="T3">TVS75-117</text:span></text:p><text:p text:style-name="P9"><text:span text:style-name="T4">AR75-117</text:span></text:p></draw:text-box></draw:frame><draw:custom-shape draw:style-name="gr2" draw:text-style-name="P3" svg:width="1.253cm" svg:height="1.295cm" draw:transform="rotate (1.5707963267949) translate (21.381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0" svg:width="1.243cm" svg:height="0.586cm" svg:x="21.41cm" svg:y="16.923cm"><draw:text-box><text:p text:style-name="P8"><text:span text:style-name="T3">TVS75-119</text:span></text:p><text:p text:style-name="P9"><text:span text:style-name="T4">AR75-119</text:span></text:p></draw:text-box></draw:frame><draw:line draw:style-name="gr6" draw:text-style-name="P11" svg:x1="1.94cm" svg:y1="1.321cm" svg:x2="1.94cm" svg:y2="0.711cm"><text:p/></draw:line><draw:line draw:style-name="gr6" draw:text-style-name="P11" svg:x1="2.651cm" svg:y1="1.628cm" svg:x2="2.651cm" svg:y2="0.711cm"><text:p/></draw:line><draw:line draw:style-name="gr6" draw:text-style-name="P11" svg:x1="3.364cm" svg:y1="1.321cm" svg:x2="3.364cm" svg:y2="0.711cm"><text:p/></draw:line><draw:line draw:style-name="gr6" draw:text-style-name="P11" svg:x1="4.059cm" svg:y1="1.628cm" svg:x2="4.059cm" svg:y2="0.711cm"><text:p/></draw:line><draw:line draw:style-name="gr6" draw:text-style-name="P11" svg:x1="4.761cm" svg:y1="1.321cm" svg:x2="4.761cm" svg:y2="0.711cm"><text:p/></draw:line><draw:line draw:style-name="gr6" draw:text-style-name="P11" svg:x1="5.457cm" svg:y1="1.628cm" svg:x2="5.457cm" svg:y2="0.711cm"><text:p/></draw:line><draw:line draw:style-name="gr6" draw:text-style-name="P11" svg:x1="6.188cm" svg:y1="1.321cm" svg:x2="6.188cm" svg:y2="0.711cm"><text:p/></draw:line><draw:line draw:style-name="gr6" draw:text-style-name="P11" svg:x1="6.883cm" svg:y1="1.628cm" svg:x2="6.883cm" svg:y2="0.711cm"><text:p/></draw:line><draw:line draw:style-name="gr6" draw:text-style-name="P11" svg:x1="7.578cm" svg:y1="1.321cm" svg:x2="7.578cm" svg:y2="0.711cm"><text:p/></draw:line><draw:line draw:style-name="gr6" draw:text-style-name="P11" svg:x1="8.29cm" svg:y1="1.628cm" svg:x2="8.29cm" svg:y2="0.711cm"><text:p/></draw:line><draw:line draw:style-name="gr6" draw:text-style-name="P11" svg:x1="9.01cm" svg:y1="1.321cm" svg:x2="9.01cm" svg:y2="0.711cm"><text:p/></draw:line><draw:line draw:style-name="gr6" draw:text-style-name="P11" svg:x1="9.705cm" svg:y1="1.628cm" svg:x2="9.705cm" svg:y2="0.711cm"><text:p/></draw:line><draw:line draw:style-name="gr6" draw:text-style-name="P11" svg:x1="10.435cm" svg:y1="1.321cm" svg:x2="10.435cm" svg:y2="0.711cm"><text:p/></draw:line><draw:line draw:style-name="gr6" draw:text-style-name="P11" svg:x1="11.111cm" svg:y1="1.628cm" svg:x2="11.111cm" svg:y2="0.711cm"><text:p/></draw:line><draw:line draw:style-name="gr6" draw:text-style-name="P11" svg:x1="11.807cm" svg:y1="1.321cm" svg:x2="11.807cm" svg:y2="0.711cm"><text:p/></draw:line><draw:line draw:style-name="gr6" draw:text-style-name="P11" svg:x1="12.552cm" svg:y1="1.628cm" svg:x2="12.552cm" svg:y2="0.711cm"><text:p/></draw:line><draw:line draw:style-name="gr6" draw:text-style-name="P11" svg:x1="13.275cm" svg:y1="1.321cm" svg:x2="13.275cm" svg:y2="0.711cm"><text:p/></draw:line><draw:line draw:style-name="gr6" draw:text-style-name="P11" svg:x1="15.697cm" svg:y1="1.321cm" svg:x2="15.697cm" svg:y2="0.711cm"><text:p/></draw:line><draw:line draw:style-name="gr6" draw:text-style-name="P11" svg:x1="16.411cm" svg:y1="1.628cm" svg:x2="16.411cm" svg:y2="0.711cm"><text:p/></draw:line><draw:line draw:style-name="gr6" draw:text-style-name="P11" svg:x1="17.073cm" svg:y1="1.321cm" svg:x2="17.073cm" svg:y2="0.711cm"><text:p/></draw:line><draw:line draw:style-name="gr6" draw:text-style-name="P11" svg:x1="17.785cm" svg:y1="1.628cm" svg:x2="17.785cm" svg:y2="0.711cm"><text:p/></draw:line><draw:line draw:style-name="gr6" draw:text-style-name="P11" svg:x1="18.521cm" svg:y1="1.321cm" svg:x2="18.521cm" svg:y2="0.711cm"><text:p/></draw:line><draw:line draw:style-name="gr6" draw:text-style-name="P11" svg:x1="19.235cm" svg:y1="1.628cm" svg:x2="19.235cm" svg:y2="0.711cm"><text:p/></draw:line><draw:line draw:style-name="gr6" draw:text-style-name="P11" svg:x1="19.921cm" svg:y1="1.321cm" svg:x2="19.921cm" svg:y2="0.711cm"><text:p/></draw:line><draw:line draw:style-name="gr6" draw:text-style-name="P11" svg:x1="20.634cm" svg:y1="1.628cm" svg:x2="20.634cm" svg:y2="0.711cm"><text:p/></draw:line><draw:line draw:style-name="gr6" draw:text-style-name="P11" svg:x1="21.332cm" svg:y1="1.321cm" svg:x2="21.332cm" svg:y2="0.711cm"><text:p/></draw:line><draw:frame draw:style-name="gr3" draw:text-style-name="P13" svg:width="0.56cm" svg:height="0.306cm" svg:x="1.683cm" svg:y="0.349cm"><draw:text-box><text:p text:style-name="P12"><text:span text:style-name="T5">92</text:span></text:p><text:p text:style-name="P12"><text:span text:style-name="T5"/></text:p></draw:text-box></draw:frame><draw:frame draw:style-name="gr3" draw:text-style-name="P13" svg:width="0.56cm" svg:height="0.306cm" svg:x="2.358cm" svg:y="0.349cm"><draw:text-box><text:p text:style-name="P12"><text:span text:style-name="T5">93</text:span></text:p><text:p text:style-name="P12"><text:span text:style-name="T5"/></text:p></draw:text-box></draw:frame><draw:frame draw:style-name="gr3" draw:text-style-name="P13" svg:width="0.56cm" svg:height="0.306cm" svg:x="3.032cm" svg:y="0.349cm"><draw:text-box><text:p text:style-name="P12"><text:span text:style-name="T5">94</text:span></text:p><text:p text:style-name="P12"><text:span text:style-name="T5"/></text:p></draw:text-box></draw:frame><draw:frame draw:style-name="gr3" draw:text-style-name="P13" svg:width="0.56cm" svg:height="0.306cm" svg:x="3.736cm" svg:y="0.349cm"><draw:text-box><text:p text:style-name="P12"><text:span text:style-name="T5">95</text:span></text:p><text:p text:style-name="P12"><text:span text:style-name="T5"/></text:p></draw:text-box></draw:frame><draw:frame draw:style-name="gr3" draw:text-style-name="P13" svg:width="0.56cm" svg:height="0.306cm" svg:x="4.477cm" svg:y="0.349cm"><draw:text-box><text:p text:style-name="P12"><text:span text:style-name="T5">96</text:span></text:p><text:p text:style-name="P12"><text:span text:style-name="T5"/></text:p></draw:text-box></draw:frame><draw:frame draw:style-name="gr3" draw:text-style-name="P13" svg:width="0.56cm" svg:height="0.306cm" svg:x="5.202cm" svg:y="0.349cm"><draw:text-box><text:p text:style-name="P12"><text:span text:style-name="T5">97</text:span></text:p><text:p text:style-name="P12"><text:span text:style-name="T5"/></text:p></draw:text-box></draw:frame><draw:frame draw:style-name="gr3" draw:text-style-name="P13" svg:width="0.56cm" svg:height="0.306cm" svg:x="5.935cm" svg:y="0.349cm"><draw:text-box><text:p text:style-name="P12"><text:span text:style-name="T5">98</text:span></text:p><text:p text:style-name="P12"><text:span text:style-name="T5"/></text:p></draw:text-box></draw:frame><draw:frame draw:style-name="gr3" draw:text-style-name="P13" svg:width="0.56cm" svg:height="0.306cm" svg:x="6.609cm" svg:y="0.349cm"><draw:text-box><text:p text:style-name="P12"><text:span text:style-name="T5">99</text:span></text:p><text:p text:style-name="P12"><text:span text:style-name="T5"/></text:p></draw:text-box></draw:frame><draw:frame draw:style-name="gr3" draw:text-style-name="P13" svg:width="0.56cm" svg:height="0.306cm" svg:x="7.283cm" svg:y="0.349cm"><draw:text-box><text:p text:style-name="P12"><text:span text:style-name="T5">100</text:span></text:p><text:p text:style-name="P12"><text:span text:style-name="T5"/></text:p></draw:text-box></draw:frame><draw:frame draw:style-name="gr3" draw:text-style-name="P13" svg:width="0.56cm" svg:height="0.306cm" svg:x="7.996cm" svg:y="0.349cm"><draw:text-box><text:p text:style-name="P12"><text:span text:style-name="T5">101</text:span></text:p><text:p text:style-name="P12"><text:span text:style-name="T5"/></text:p></draw:text-box></draw:frame><draw:frame draw:style-name="gr3" draw:text-style-name="P13" svg:width="0.56cm" svg:height="0.306cm" svg:x="8.669cm" svg:y="0.349cm"><draw:text-box><text:p text:style-name="P12"><text:span text:style-name="T5">102</text:span></text:p><text:p text:style-name="P12"><text:span text:style-name="T5"/></text:p></draw:text-box></draw:frame><draw:frame draw:style-name="gr3" draw:text-style-name="P13" svg:width="0.56cm" svg:height="0.306cm" svg:x="9.343cm" svg:y="0.349cm"><draw:text-box><text:p text:style-name="P12"><text:span text:style-name="T5">103</text:span></text:p><text:p text:style-name="P12"><text:span text:style-name="T5"/></text:p></draw:text-box></draw:frame><draw:frame draw:style-name="gr3" draw:text-style-name="P13" svg:width="0.56cm" svg:height="0.306cm" svg:x="10.047cm" svg:y="0.349cm"><draw:text-box><text:p text:style-name="P12"><text:span text:style-name="T5">104</text:span></text:p><text:p text:style-name="P12"><text:span text:style-name="T5"/></text:p></draw:text-box></draw:frame><draw:frame draw:style-name="gr3" draw:text-style-name="P13" svg:width="0.56cm" svg:height="0.306cm" svg:x="10.857cm" svg:y="0.349cm"><draw:text-box><text:p text:style-name="P12"><text:span text:style-name="T5">105</text:span></text:p><text:p text:style-name="P12"><text:span text:style-name="T5"/></text:p></draw:text-box></draw:frame><draw:frame draw:style-name="gr3" draw:text-style-name="P13" svg:width="0.56cm" svg:height="0.306cm" svg:x="11.53cm" svg:y="0.349cm"><draw:text-box><text:p text:style-name="P12"><text:span text:style-name="T5">106</text:span></text:p><text:p text:style-name="P12"><text:span text:style-name="T5"/></text:p></draw:text-box></draw:frame><draw:frame draw:style-name="gr3" draw:text-style-name="P13" svg:width="0.56cm" svg:height="0.306cm" svg:x="12.231cm" svg:y="0.349cm"><draw:text-box><text:p text:style-name="P12"><text:span text:style-name="T5">107</text:span></text:p><text:p text:style-name="P12"><text:span text:style-name="T5"/></text:p></draw:text-box></draw:frame><draw:frame draw:style-name="gr3" draw:text-style-name="P13" svg:width="0.56cm" svg:height="0.306cm" svg:x="12.972cm" svg:y="0.349cm"><draw:text-box><text:p text:style-name="P12"><text:span text:style-name="T5">108</text:span></text:p><text:p text:style-name="P12"><text:span text:style-name="T5"/></text:p></draw:text-box></draw:frame><draw:frame draw:style-name="gr3" draw:text-style-name="P13" svg:width="0.56cm" svg:height="0.306cm" svg:x="14.705cm" svg:y="0.349cm"><draw:text-box><text:p text:style-name="P12"><text:span text:style-name="T5">109</text:span></text:p><text:p text:style-name="P12"><text:span text:style-name="T5"/></text:p></draw:text-box></draw:frame><draw:frame draw:style-name="gr3" draw:text-style-name="P13" svg:width="0.56cm" svg:height="0.306cm" svg:x="15.418cm" svg:y="0.349cm"><draw:text-box><text:p text:style-name="P12"><text:span text:style-name="T5">110</text:span></text:p><text:p text:style-name="P12"><text:span text:style-name="T5"/></text:p></draw:text-box></draw:frame><draw:frame draw:style-name="gr3" draw:text-style-name="P13" svg:width="0.56cm" svg:height="0.306cm" svg:x="16.092cm" svg:y="0.349cm"><draw:text-box><text:p text:style-name="P12"><text:span text:style-name="T5">111</text:span></text:p><text:p text:style-name="P12"><text:span text:style-name="T5"/></text:p></draw:text-box></draw:frame><draw:frame draw:style-name="gr3" draw:text-style-name="P13" svg:width="0.56cm" svg:height="0.306cm" svg:x="16.766cm" svg:y="0.349cm"><draw:text-box><text:p text:style-name="P12"><text:span text:style-name="T5">112</text:span></text:p><text:p text:style-name="P12"><text:span text:style-name="T5"/></text:p></draw:text-box></draw:frame><draw:frame draw:style-name="gr3" draw:text-style-name="P13" svg:width="0.56cm" svg:height="0.306cm" svg:x="17.469cm" svg:y="0.349cm"><draw:text-box><text:p text:style-name="P12"><text:span text:style-name="T5">113</text:span></text:p><text:p text:style-name="P12"><text:span text:style-name="T5"/></text:p></draw:text-box></draw:frame><draw:frame draw:style-name="gr3" draw:text-style-name="P13" svg:width="0.56cm" svg:height="0.306cm" svg:x="18.279cm" svg:y="0.349cm"><draw:text-box><text:p text:style-name="P12"><text:span text:style-name="T5">114</text:span></text:p><text:p text:style-name="P12"><text:span text:style-name="T5"/></text:p></draw:text-box></draw:frame><draw:frame draw:style-name="gr3" draw:text-style-name="P13" svg:width="0.56cm" svg:height="0.306cm" svg:x="18.953cm" svg:y="0.349cm"><draw:text-box><text:p text:style-name="P12"><text:span text:style-name="T5">115</text:span></text:p><text:p text:style-name="P12"><text:span text:style-name="T5"/></text:p></draw:text-box></draw:frame><draw:frame draw:style-name="gr3" draw:text-style-name="P13" svg:width="0.56cm" svg:height="0.306cm" svg:x="19.653cm" svg:y="0.349cm"><draw:text-box><text:p text:style-name="P12"><text:span text:style-name="T5">116</text:span></text:p><text:p text:style-name="P12"><text:span text:style-name="T5"/></text:p></draw:text-box></draw:frame><draw:frame draw:style-name="gr3" draw:text-style-name="P13" svg:width="0.56cm" svg:height="0.306cm" svg:x="20.394cm" svg:y="0.349cm"><draw:text-box><text:p text:style-name="P12"><text:span text:style-name="T5">117</text:span></text:p><text:p text:style-name="P12"><text:span text:style-name="T5"/></text:p></draw:text-box></draw:frame><draw:line draw:style-name="gr6" draw:text-style-name="P11" svg:x1="14.97cm" svg:y1="2.289cm" svg:x2="14.97cm" svg:y2="0.709cm"><text:p/></draw:line><draw:frame draw:style-name="gr3" draw:text-style-name="P13" svg:width="0.56cm" svg:height="0.306cm" svg:x="21.043cm" svg:y="0.351cm"><draw:text-box><text:p text:style-name="P12"><text:span text:style-name="T5">118</text:span></text:p><text:p text:style-name="P12"><text:span text:style-name="T5"/></text:p></draw:text-box></draw:frame><draw:frame draw:style-name="gr3" draw:text-style-name="P13" svg:width="0.56cm" svg:height="0.306cm" svg:x="21.763cm" svg:y="0.351cm"><draw:text-box><text:p text:style-name="P12"><text:span text:style-name="T5">119</text:span></text:p><text:p text:style-name="P12"><text:span text:style-name="T5"/></text:p></draw:text-box></draw:frame><draw:line draw:style-name="gr6" draw:text-style-name="P11" svg:x1="22.027cm" svg:y1="2.291cm" svg:x2="22.027cm" svg:y2="0.711cm"><text:p/></draw:line><draw:line draw:style-name="gr6" draw:text-style-name="P11" svg:x1="1.323cm" svg:y1="1.931cm" svg:x2="-0.058cm" svg:y2="1.931cm"><text:p/></draw:line><draw:line draw:style-name="gr6" draw:text-style-name="P11" svg:x1="0.602cm" svg:y1="2.963cm" svg:x2="-0.058cm" svg:y2="2.963cm"><text:p/></draw:line><draw:line draw:style-name="gr6" draw:text-style-name="P11" svg:x1="1.323cm" svg:y1="3.974cm" svg:x2="-0.058cm" svg:y2="3.974cm"><text:p/></draw:line><draw:line draw:style-name="gr6" draw:text-style-name="P11" svg:x1="0.602cm" svg:y1="5.006cm" svg:x2="-0.058cm" svg:y2="5.006cm"><text:p/></draw:line><draw:line draw:style-name="gr6" draw:text-style-name="P11" svg:x1="1.323cm" svg:y1="5.992cm" svg:x2="-0.058cm" svg:y2="5.992cm"><text:p/></draw:line><draw:line draw:style-name="gr6" draw:text-style-name="P11" svg:x1="0.602cm" svg:y1="7.024cm" svg:x2="-0.058cm" svg:y2="7.024cm"><text:p/></draw:line><draw:line draw:style-name="gr6" draw:text-style-name="P11" svg:x1="1.323cm" svg:y1="8.033cm" svg:x2="-0.058cm" svg:y2="8.033cm"><text:p/></draw:line><draw:line draw:style-name="gr6" draw:text-style-name="P11" svg:x1="0.602cm" svg:y1="9.066cm" svg:x2="-0.058cm" svg:y2="9.066cm"><text:p/></draw:line><draw:line draw:style-name="gr6" draw:text-style-name="P11" svg:x1="1.323cm" svg:y1="10.095cm" svg:x2="-0.058cm" svg:y2="10.095cm"><text:p/></draw:line><draw:line draw:style-name="gr6" draw:text-style-name="P11" svg:x1="0.602cm" svg:y1="11.128cm" svg:x2="-0.058cm" svg:y2="11.128cm"><text:p/></draw:line><draw:line draw:style-name="gr6" draw:text-style-name="P11" svg:x1="1.323cm" svg:y1="12.139cm" svg:x2="-0.058cm" svg:y2="12.139cm"><text:p/></draw:line><draw:line draw:style-name="gr6" draw:text-style-name="P11" svg:x1="0.602cm" svg:y1="13.171cm" svg:x2="-0.058cm" svg:y2="13.171cm"><text:p/></draw:line><draw:line draw:style-name="gr6" draw:text-style-name="P11" svg:x1="1.323cm" svg:y1="14.157cm" svg:x2="-0.058cm" svg:y2="14.157cm"><text:p/></draw:line><draw:line draw:style-name="gr6" draw:text-style-name="P11" svg:x1="3.26cm" svg:y1="15.189cm" svg:x2="-0.058cm" svg:y2="15.189cm"><text:p/></draw:line><draw:line draw:style-name="gr6" draw:text-style-name="P11" svg:x1="4.024cm" svg:y1="16.196cm" svg:x2="-0.058cm" svg:y2="16.196cm"><text:p/></draw:line><draw:line draw:style-name="gr6" draw:text-style-name="P11" svg:x1="4.786cm" svg:y1="17.231cm" svg:x2="-0.058cm" svg:y2="17.231cm"><text:p/></draw:line><draw:line draw:style-name="gr6" draw:text-style-name="P11" svg:x1="1.265cm" svg:y1="1.619cm" svg:x2="1.265cm" svg:y2="0.702cm"><text:p/></draw:line><draw:frame draw:style-name="gr3" draw:text-style-name="P13" svg:width="0.56cm" svg:height="0.306cm" svg:x="0.972cm" svg:y="0.342cm"><draw:text-box><text:p text:style-name="P12"><text:span text:style-name="T5">9</text:span><text:span text:style-name="T6">1</text:span></text:p><text:p text:style-name="P12"><text:span text:style-name="T5"/></text:p></draw:text-box></draw:frame><draw:frame draw:style-name="gr3" draw:text-style-name="P13" svg:width="0.56cm" svg:height="0.306cm" svg:x="-0.554cm" svg:y="1.788cm"><draw:text-box><text:p text:style-name="P12"><text:span text:style-name="T6">60</text:span></text:p><text:p text:style-name="P12"><text:span text:style-name="T5"/></text:p></draw:text-box></draw:frame><draw:frame draw:style-name="gr3" draw:text-style-name="P13" svg:width="0.56cm" svg:height="0.306cm" svg:x="-0.554cm" svg:y="2.81cm"><draw:text-box><text:p text:style-name="P12"><text:span text:style-name="T6">61</text:span></text:p><text:p text:style-name="P12"><text:span text:style-name="T5"/></text:p></draw:text-box></draw:frame><draw:frame draw:style-name="gr3" draw:text-style-name="P13" svg:width="0.56cm" svg:height="0.306cm" svg:x="-0.554cm" svg:y="3.808cm"><draw:text-box><text:p text:style-name="P12"><text:span text:style-name="T6">62</text:span></text:p><text:p text:style-name="P12"><text:span text:style-name="T5"/></text:p></draw:text-box></draw:frame><draw:frame draw:style-name="gr3" draw:text-style-name="P13" svg:width="0.56cm" svg:height="0.306cm" svg:x="-0.554cm" svg:y="4.828cm"><draw:text-box><text:p text:style-name="P12"><text:span text:style-name="T6">63</text:span></text:p><text:p text:style-name="P12"><text:span text:style-name="T5"/></text:p></draw:text-box></draw:frame><draw:frame draw:style-name="gr3" draw:text-style-name="P13" svg:width="0.56cm" svg:height="0.306cm" svg:x="-0.554cm" svg:y="5.828cm"><draw:text-box><text:p text:style-name="P12"><text:span text:style-name="T6">64</text:span></text:p><text:p text:style-name="P12"><text:span text:style-name="T5"/></text:p></draw:text-box></draw:frame><draw:frame draw:style-name="gr3" draw:text-style-name="P13" svg:width="0.56cm" svg:height="0.306cm" svg:x="-0.554cm" svg:y="6.847cm"><draw:text-box><text:p text:style-name="P12"><text:span text:style-name="T6">65</text:span></text:p><text:p text:style-name="P12"><text:span text:style-name="T5"/></text:p></draw:text-box></draw:frame><draw:frame draw:style-name="gr3" draw:text-style-name="P13" svg:width="0.56cm" svg:height="0.306cm" svg:x="-0.554cm" svg:y="7.847cm"><draw:text-box><text:p text:style-name="P12"><text:span text:style-name="T6">66</text:span></text:p><text:p text:style-name="P12"><text:span text:style-name="T5"/></text:p></draw:text-box></draw:frame><draw:frame draw:style-name="gr3" draw:text-style-name="P13" svg:width="0.56cm" svg:height="0.306cm" svg:x="-0.554cm" svg:y="8.867cm"><draw:text-box><text:p text:style-name="P12"><text:span text:style-name="T6">67</text:span></text:p><text:p text:style-name="P12"><text:span text:style-name="T5"/></text:p></draw:text-box></draw:frame><draw:frame draw:style-name="gr3" draw:text-style-name="P13" svg:width="0.56cm" svg:height="0.306cm" svg:x="-0.554cm" svg:y="9.948cm"><draw:text-box><text:p text:style-name="P12"><text:span text:style-name="T6">68</text:span></text:p><text:p text:style-name="P12"><text:span text:style-name="T5"/></text:p></draw:text-box></draw:frame><draw:frame draw:style-name="gr3" draw:text-style-name="P13" svg:width="0.56cm" svg:height="0.306cm" svg:x="-0.554cm" svg:y="10.968cm"><draw:text-box><text:p text:style-name="P12"><text:span text:style-name="T6">69</text:span></text:p><text:p text:style-name="P12"><text:span text:style-name="T5"/></text:p></draw:text-box></draw:frame><draw:frame draw:style-name="gr3" draw:text-style-name="P13" svg:width="0.56cm" svg:height="0.306cm" svg:x="-0.554cm" svg:y="11.966cm"><draw:text-box><text:p text:style-name="P12"><text:span text:style-name="T6">70</text:span></text:p><text:p text:style-name="P12"><text:span text:style-name="T5"/></text:p></draw:text-box></draw:frame><draw:frame draw:style-name="gr3" draw:text-style-name="P13" svg:width="0.56cm" svg:height="0.306cm" svg:x="-0.554cm" svg:y="12.987cm"><draw:text-box><text:p text:style-name="P12"><text:span text:style-name="T6">71</text:span></text:p><text:p text:style-name="P12"><text:span text:style-name="T5"/></text:p></draw:text-box></draw:frame><draw:frame draw:style-name="gr3" draw:text-style-name="P13" svg:width="0.56cm" svg:height="0.306cm" svg:x="-0.554cm" svg:y="13.986cm"><draw:text-box><text:p text:style-name="P12"><text:span text:style-name="T6">72</text:span></text:p><text:p text:style-name="P12"><text:span text:style-name="T5"/></text:p></draw:text-box></draw:frame><draw:frame draw:style-name="gr3" draw:text-style-name="P13" svg:width="0.56cm" svg:height="0.306cm" svg:x="-0.554cm" svg:y="15.005cm"><draw:text-box><text:p text:style-name="P12"><text:span text:style-name="T6">73</text:span></text:p><text:p text:style-name="P12"><text:span text:style-name="T5"/></text:p></draw:text-box></draw:frame><draw:frame draw:style-name="gr3" draw:text-style-name="P13" svg:width="0.56cm" svg:height="0.306cm" svg:x="-0.554cm" svg:y="16.005cm"><draw:text-box><text:p text:style-name="P12"><text:span text:style-name="T6">74</text:span></text:p><text:p text:style-name="P12"><text:span text:style-name="T5"/></text:p></draw:text-box></draw:frame><draw:frame draw:style-name="gr3" draw:text-style-name="P13" svg:width="0.56cm" svg:height="0.306cm" svg:x="-0.554cm" svg:y="17.025cm"><draw:text-box><text:p text:style-name="P12"><text:span text:style-name="T6">75</text:span></text:p><text:p text:style-name="P12"><text:span text:style-name="T5"/></text:p></draw:text-box></draw:frame></draw:g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6-01-15T14:03:59.424000000</dc:date>
    <meta:editing-duration>PT3H46M10S</meta:editing-duration>
    <meta:editing-cycles>41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